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7083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4.083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1.5938in" fo:margin-left="-0.1521in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5.875in"/>
    </style:style>
    <style:style style:name="Table2.B" style:family="table-column">
      <style:table-column-properties style:column-width="5.7188in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20fcba" style:font-size-asian="15pt" style:font-weight-asian="normal" style:font-size-complex="15pt" style:font-weight-complex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f74ec" style:text-blinking="false" fo:background-color="transparent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24a90f" officeooo:paragraph-rsid="0024a90f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68101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9b6cd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686f0" style:text-blinking="false" fo:background-color="transparent" style:font-size-asian="15pt" style:font-weight-asian="bold" style:font-size-complex="15pt" style:font-weight-complex="bold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adb5c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770d1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2474" style:font-size-asian="15pt" style:font-size-complex="15pt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bcdb1" style:font-size-asian="15pt" style:font-size-complex="15pt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277777" officeooo:paragraph-rsid="0040544a" style:font-size-asian="15pt" style:font-weight-asian="normal" style:font-size-complex="15pt" style:font-weight-complex="normal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40544a" style:font-size-asian="15pt" style:font-size-complex="15pt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db062" style:font-size-asian="15pt" style:font-weight-asian="normal" style:font-size-complex="15pt" style:font-weight-complex="normal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ecd26" style:font-size-asian="15pt" style:font-weight-asian="normal" style:font-size-complex="15pt" style:font-weight-complex="normal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ecd26" style:font-size-asian="15pt" style:font-weight-asian="bold" style:font-size-complex="15pt" style:font-weight-complex="bold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db062" style:font-size-asian="15pt" style:font-weight-asian="bold" style:font-size-complex="15pt" style:font-weight-complex="bold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3ecd26" style:font-size-asian="15pt" style:font-size-complex="15pt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ecd26" style:font-size-asian="15pt" style:font-weight-asian="bold" style:font-size-complex="15pt" style:font-weight-complex="bold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db062" style:font-size-asian="15pt" style:font-weight-asian="bold" style:font-size-complex="15pt" style:font-weight-complex="bold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770d1" style:text-blinking="false" fo:background-color="transparent" style:font-size-asian="15pt" style:font-weight-asian="bold" style:font-size-complex="15pt" style:font-weight-complex="bold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aaf12" style:text-blinking="false" fo:background-color="transparent" style:font-size-asian="15pt" style:font-weight-asian="bold" style:font-size-complex="15pt" style:font-weight-complex="bold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770d1" style:text-blinking="false" fo:background-color="transparent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770d1" officeooo:paragraph-rsid="001770d1" style:text-blinking="false" fo:background-color="transparent" style:font-size-asian="15pt" style:font-weight-asian="normal" style:font-size-complex="15pt" style:font-weight-complex="normal"/>
    </style:style>
    <style:style style:name="P24" style:family="paragraph" style:parent-style-name="Text_20_body" style:list-style-name="L1">
      <style:paragraph-properties fo:line-height="138%"/>
      <style:text-properties fo:color="#000000" loext:opacity="100%" style:font-name="Liberation Serif" fo:font-size="15pt" officeooo:rsid="001770d1" style:font-size-asian="15pt" style:font-size-complex="15pt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c5d59" officeooo:paragraph-rsid="000c5d59" style:text-blinking="false" fo:background-color="transparent" style:font-size-asian="15pt" style:font-weight-asian="normal" style:font-size-complex="15pt" style:font-weight-complex="normal"/>
    </style:style>
    <style:style style:name="P26" style:family="paragraph" style:parent-style-name="Table_20_Heading">
      <style:text-properties style:font-name="Liberation Serif" fo:font-size="15pt" style:font-size-asian="15pt" style:font-size-complex="15pt"/>
    </style:style>
    <style:style style:name="P27" style:family="paragraph" style:parent-style-name="Table_20_Contents">
      <style:text-properties style:font-name="Liberation Serif" fo:font-size="15pt" style:font-size-asian="15pt" style:font-size-complex="15pt"/>
    </style:style>
    <style:style style:name="P28" style:family="paragraph" style:parent-style-name="Table_20_Contents">
      <style:text-properties officeooo:paragraph-rsid="000ab53b"/>
    </style:style>
    <style:style style:name="P2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ab53b" style:text-blinking="false" fo:background-color="transparent" style:font-size-asian="15pt" style:font-weight-asian="bold" style:font-size-complex="15pt" style:font-weight-complex="bold"/>
    </style:style>
    <style:style style:name="P30" style:family="paragraph" style:parent-style-name="Text_20_body">
      <style:paragraph-properties fo:line-height="138%"/>
      <style:text-properties fo:color="#000000" loext:opacity="100%" style:font-name="Arial" fo:font-size="16pt" fo:font-weight="bold" officeooo:paragraph-rsid="001770d1" style:font-size-asian="16pt" style:font-weight-asian="bold" style:font-size-complex="16pt" style:font-weight-complex="bold"/>
    </style:style>
    <style:style style:name="P31" style:family="paragraph" style:parent-style-name="Text_20_body">
      <style:paragraph-properties fo:line-height="138%"/>
      <style:text-properties fo:color="#000000" loext:opacity="100%" style:font-name="Liberation Serif" fo:font-size="15pt" fo:font-weight="bold" style:font-size-asian="15pt" style:font-weight-asian="bold" style:font-size-complex="15pt" style:font-weight-complex="bold"/>
    </style:style>
    <style:style style:name="P32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33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000000" loext:opacity="100%" style:font-name="Arial" fo:font-size="16pt" style:font-size-asian="16pt" style:font-size-complex="16pt"/>
    </style:style>
    <style:style style:name="P34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Arial" fo:font-size="16pt" fo:font-weight="bold" officeooo:rsid="000ab53b" officeooo:paragraph-rsid="0040a9d7" style:font-size-asian="16pt" style:font-weight-asian="bold" style:font-size-complex="16pt" style:font-weight-complex="bold"/>
    </style:style>
    <style:style style:name="P3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3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429f67" style:text-blinking="false" fo:background-color="transparent" style:font-size-asian="15pt" style:font-weight-asian="bold" style:font-size-complex="15pt" style:font-weight-complex="bold"/>
    </style:style>
    <style:style style:name="P3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38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39" style:family="paragraph" style:parent-style-name="Text_20_body">
      <style:paragraph-properties fo:line-height="138%"/>
      <style:text-properties fo:color="#000000" loext:opacity="100%" fo:font-size="13pt" style:font-size-asian="13pt" style:font-size-complex="13pt"/>
    </style:style>
    <style:style style:name="P4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578408" style:font-size-asian="15pt" style:font-weight-asian="bold" style:font-size-complex="15pt" style:font-weight-complex="bold"/>
    </style:style>
    <style:style style:name="P4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686f0" style:font-size-asian="15pt" style:font-weight-asian="bold" style:font-size-complex="15pt" style:font-weight-complex="bold"/>
    </style:style>
    <style:style style:name="P4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20fcba" officeooo:paragraph-rsid="005686f0" style:font-size-asian="15pt" style:font-weight-asian="normal" style:font-size-complex="15pt" style:font-weight-complex="normal"/>
    </style:style>
    <style:style style:name="P43" style:family="paragraph" style:parent-style-name="Text_20_body">
      <style:paragraph-properties fo:line-height="138%"/>
      <style:text-properties style:font-name="Liberation Serif" fo:font-size="15pt" officeooo:rsid="001770d1" officeooo:paragraph-rsid="005686f0" style:font-size-asian="15pt" style:font-size-complex="15pt"/>
    </style:style>
    <style:style style:name="P4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5686f0" style:font-size-asian="15pt" style:font-weight-asian="normal" style:font-size-complex="15pt" style:font-weight-complex="normal"/>
    </style:style>
    <style:style style:name="P4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3pt" fo:font-weight="normal" officeooo:rsid="001770d1" officeooo:paragraph-rsid="005686f0" style:font-size-asian="13pt" style:font-weight-asian="normal" style:font-size-complex="13pt" style:font-weight-complex="normal"/>
    </style:style>
    <style:style style:name="P4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4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49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0" style:family="paragraph" style:parent-style-name="Preformatted_20_Text">
      <style:paragraph-properties fo:margin-top="0in" fo:margin-bottom="0.1965in" style:contextual-spacing="false" fo:line-height="138%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1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9165d" style:text-blinking="false" fo:background-color="transparent" style:font-size-asian="15pt" style:font-weight-asian="bold" style:font-size-complex="15pt" style:font-weight-complex="bold"/>
    </style:style>
    <style:style style:name="P54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0ab53b" officeooo:paragraph-rsid="0040a9d7" style:font-size-asian="15pt" style:font-weight-asian="normal" style:font-size-complex="15pt" style:font-weight-complex="normal"/>
    </style:style>
    <style:style style:name="P5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c9902" style:text-blinking="false" fo:background-color="transparent" style:font-size-asian="15pt" style:font-weight-asian="bold" style:font-size-complex="15pt" style:font-weight-complex="bold"/>
    </style:style>
    <style:style style:name="P5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3c9902" style:font-size-asian="15pt" style:font-size-complex="15pt"/>
    </style:style>
    <style:style style:name="P57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c9902" style:text-blinking="false" fo:background-color="transparent" style:font-size-asian="15pt" style:font-weight-asian="bold" style:font-size-complex="15pt" style:font-weight-complex="bold"/>
    </style:style>
    <style:style style:name="P5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695b6" style:text-blinking="false" fo:background-color="transparent" style:font-size-asian="15pt" style:font-weight-asian="bold" style:font-size-complex="15pt" style:font-weight-complex="bold"/>
    </style:style>
    <style:style style:name="P5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695b6" style:text-blinking="false" fo:background-color="transparent" style:font-size-asian="15pt" style:font-weight-asian="bold" style:font-size-complex="15pt" style:font-weight-complex="bold"/>
    </style:style>
    <style:style style:name="P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3cd1c5" officeooo:paragraph-rsid="000695b6" style:text-blinking="false" fo:background-color="transparent" style:font-size-asian="15pt" style:font-weight-asian="normal" style:font-size-complex="15pt" style:font-weight-complex="normal"/>
    </style:style>
    <style:style style:name="P6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1516c" style:text-blinking="false" fo:background-color="transparent" style:font-size-asian="15pt" style:font-weight-asian="bold" style:font-size-complex="15pt" style:font-weight-complex="bold"/>
    </style:style>
    <style:style style:name="P6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1516c" style:text-blinking="false" fo:background-color="transparent" style:font-size-asian="15pt" style:font-weight-asian="normal" style:font-size-complex="15pt" style:font-weight-complex="normal"/>
    </style:style>
    <style:style style:name="P6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695b6" style:font-size-asian="15pt" style:font-size-complex="15pt"/>
    </style:style>
    <style:style style:name="P64" style:family="paragraph" style:parent-style-name="Text_20_body">
      <style:text-properties fo:color="#ff0000" loext:opacity="100%" style:font-name="Liberation Serif" fo:font-size="15pt" fo:font-weight="bold" officeooo:rsid="0007906c" officeooo:paragraph-rsid="0007906c" style:font-size-asian="15pt" style:font-weight-asian="bold" style:font-size-complex="15pt" style:font-weight-complex="bold"/>
    </style:style>
    <style:style style:name="P65" style:family="paragraph" style:parent-style-name="Text_20_body">
      <style:text-properties style:font-name="Liberation Serif" fo:font-size="15pt" fo:font-weight="bold" officeooo:paragraph-rsid="0007906c" style:font-size-asian="15pt" style:font-size-complex="15pt"/>
    </style:style>
    <style:style style:name="P66" style:family="paragraph" style:parent-style-name="Text_20_body">
      <style:text-properties style:font-name="Liberation Serif" fo:font-size="15pt" fo:font-weight="normal" officeooo:rsid="00085dbf" officeooo:paragraph-rsid="000496ee" style:font-size-asian="15pt" style:font-size-complex="15pt"/>
    </style:style>
    <style:style style:name="P67" style:family="paragraph" style:parent-style-name="Text_20_body">
      <style:text-properties fo:font-size="16pt" fo:font-weight="normal" officeooo:rsid="00085dbf" officeooo:paragraph-rsid="000496ee" style:font-size-asian="16pt" style:font-size-complex="16pt"/>
    </style:style>
    <style:style style:name="P68" style:family="paragraph" style:parent-style-name="Preformatted_20_Text">
      <style:paragraph-properties fo:margin-left="0in" fo:margin-right="0in" fo:margin-top="0in" fo:margin-bottom="0.0972in" style:contextual-spacing="false" fo:line-height="115%" fo:text-indent="0in" style:auto-text-indent="false" style:writing-mode="lr-tb"/>
      <style:text-properties fo:font-size="16pt" officeooo:rsid="00085dbf" style:font-size-asian="16pt" style:font-size-complex="16pt"/>
    </style:style>
    <style:style style:name="P69" style:family="paragraph" style:parent-style-name="Text_20_body" style:list-style-name="L2">
      <style:text-properties fo:font-size="16pt" officeooo:rsid="00085dbf" style:font-size-asian="16pt" style:font-size-complex="16pt"/>
    </style:style>
    <style:style style:name="P70" style:family="paragraph" style:parent-style-name="Text_20_body" style:list-style-name="L3">
      <style:text-properties fo:font-size="16pt" officeooo:rsid="00085dbf" style:font-size-asian="16pt" style:font-size-complex="16pt"/>
    </style:style>
    <style:style style:name="P71" style:family="paragraph" style:parent-style-name="Preformatted_20_Text">
      <style:paragraph-properties fo:margin-left="0in" fo:margin-right="0in" fo:margin-top="0in" fo:margin-bottom="0.1965in" style:contextual-spacing="false" fo:line-height="115%" fo:text-indent="0in" style:auto-text-indent="false" style:writing-mode="lr-tb"/>
      <style:text-properties fo:font-size="16pt" officeooo:rsid="00085dbf" style:font-size-asian="16pt" style:font-size-complex="16pt"/>
    </style:style>
    <style:style style:name="P72" style:family="paragraph" style:parent-style-name="Text_20_body">
      <style:text-properties style:font-name="Liberation Serif" fo:font-size="15pt" fo:font-weight="normal" officeooo:rsid="0040a9d7" officeooo:paragraph-rsid="0040a9d7" style:font-size-asian="15pt" style:font-size-complex="15pt"/>
    </style:style>
    <style:style style:name="P73" style:family="paragraph" style:parent-style-name="Text_20_body" style:list-style-name="L4">
      <style:text-properties style:font-name="Liberation Serif" fo:font-size="15pt" officeooo:rsid="00085dbf" style:font-size-asian="15pt" style:font-size-complex="15pt"/>
    </style:style>
    <style:style style:name="P7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5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85dbf" style:text-blinking="false" fo:background-color="transparent" style:font-size-asian="15pt" style:font-weight-asian="bold" style:font-size-complex="15pt" style:font-weight-complex="bold"/>
    </style:style>
    <style:style style:name="P7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e45f8" style:font-size-asian="15pt" style:font-size-complex="15pt"/>
    </style:style>
    <style:style style:name="P7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0e45f8" style:font-size-asian="15pt" style:font-size-complex="15pt"/>
    </style:style>
    <style:style style:name="P7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466bd" style:text-blinking="false" fo:background-color="transparent" style:font-size-asian="15pt" style:font-weight-asian="bold" style:font-size-complex="15pt" style:font-weight-complex="bold"/>
    </style:style>
    <style:style style:name="P8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60fe7" style:font-size-asian="15pt" style:font-size-complex="15pt"/>
    </style:style>
    <style:style style:name="P8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466bd" style:font-size-asian="15pt" style:font-size-complex="15pt"/>
    </style:style>
    <style:style style:name="P8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466bd" style:font-size-asian="15pt" style:font-size-complex="15pt"/>
    </style:style>
    <style:style style:name="P8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weight-asian="bold" style:font-size-complex="15pt" style:font-weight-complex="bold"/>
    </style:style>
    <style:style style:name="P8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bold" officeooo:paragraph-rsid="001466bd" style:text-blinking="false" fo:background-color="transparent" style:font-size-asian="15pt" style:font-weight-asian="bold" style:font-size-complex="15pt" style:font-weight-complex="bold"/>
    </style:style>
    <style:style style:name="P85" style:family="paragraph" style:parent-style-name="Text_20_body" style:list-style-name="L5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8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bold" officeooo:rsid="001643d3" officeooo:paragraph-rsid="001643d3" style:text-blinking="false" fo:background-color="transparent" style:font-size-asian="15pt" style:font-weight-asian="bold" style:font-size-complex="15pt" style:font-weight-complex="bold"/>
    </style:style>
    <style:style style:name="P87" style:family="paragraph" style:parent-style-name="Text_20_body" style:list-style-name="L6">
      <style:paragraph-properties fo:line-height="138%"/>
      <style:text-properties fo:color="#000000" loext:opacity="100%" style:font-name="Arial" fo:font-size="15pt" fo:font-weight="bold" officeooo:rsid="001643d3" style:font-size-asian="15pt" style:font-weight-asian="bold" style:font-size-complex="15pt" style:font-weight-complex="bold"/>
    </style:style>
    <style:style style:name="P8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1643d3" officeooo:paragraph-rsid="001643d3" style:text-blinking="false" fo:background-color="transparent" style:font-size-asian="15pt" style:font-weight-asian="bold" style:font-size-complex="15pt" style:font-weight-complex="bold"/>
    </style:style>
    <style:style style:name="P89" style:family="paragraph" style:parent-style-name="Heading_20_3">
      <style:paragraph-properties fo:margin-top="0in" fo:margin-bottom="0.1965in" style:contextual-spacing="false" fo:line-height="138%"/>
      <style:text-properties fo:color="#000000" loext:opacity="100%" style:font-name="Liberation Serif" fo:font-size="15pt" style:font-size-asian="15pt" style:font-size-complex="15pt"/>
    </style:style>
    <style:style style:name="P90" style:family="paragraph" style:parent-style-name="Text_20_body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91" style:family="paragraph" style:parent-style-name="Heading_20_3">
      <style:paragraph-properties fo:margin-top="0in" fo:margin-bottom="0.1965in" style:contextual-spacing="false" fo:line-height="138%"/>
      <style:text-properties fo:color="#000000" loext:opacity="100%" style:font-name="Arial" fo:font-size="15pt" style:font-size-asian="15pt" style:font-size-complex="15pt"/>
    </style:style>
    <style:style style:name="P92" style:family="paragraph" style:parent-style-name="Text_20_body" style:list-style-name="L7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93" style:family="paragraph" style:parent-style-name="Text_20_body" style:list-style-name="L8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9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9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54ec08" style:font-size-asian="15pt" style:font-size-complex="15pt"/>
    </style:style>
    <style:style style:name="P9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1466bd" style:font-size-asian="15pt" style:font-weight-asian="normal" style:font-size-complex="15pt" style:font-weight-complex="normal"/>
    </style:style>
    <style:style style:name="P9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paragraph-rsid="0054c035" style:text-blinking="false" fo:background-color="transparent" style:font-size-asian="15pt" style:font-size-complex="15pt"/>
    </style:style>
    <style:style style:name="P9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0abbd" style:text-blinking="false" fo:background-color="transparent" style:font-size-asian="15pt" style:font-weight-asian="bold" style:font-size-complex="15pt" style:font-weight-complex="bold"/>
    </style:style>
    <style:style style:name="P99" style:family="paragraph" style:parent-style-name="Text_20_body">
      <style:paragraph-properties style:writing-mode="lr-tb"/>
      <style:text-properties style:font-name="Liberation Serif" fo:font-size="10pt" officeooo:rsid="0011f355" officeooo:paragraph-rsid="004abd91" style:font-size-asian="10pt" style:font-size-complex="10pt"/>
    </style:style>
    <style:style style:name="P100" style:family="paragraph" style:parent-style-name="Text_20_body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101" style:family="paragraph" style:parent-style-name="Text_20_body">
      <style:paragraph-properties style:writing-mode="lr-tb"/>
      <style:text-properties officeooo:paragraph-rsid="0054c035"/>
    </style:style>
    <style:style style:name="P102" style:family="paragraph" style:parent-style-name="Heading_20_2">
      <style:text-properties style:font-name="Liberation Serif" fo:font-size="15pt" officeooo:rsid="0011f355" officeooo:paragraph-rsid="001466bd" style:font-size-asian="15pt" style:font-size-complex="15pt"/>
    </style:style>
    <style:style style:name="P103" style:family="paragraph" style:parent-style-name="Text_20_body" style:list-style-name="L9">
      <style:text-properties fo:font-size="15pt" officeooo:rsid="0011f355" style:font-size-asian="15pt" style:font-size-complex="15pt"/>
    </style:style>
    <style:style style:name="P104" style:family="paragraph" style:parent-style-name="Text_20_body" style:list-style-name="L9"/>
    <style:style style:name="P105" style:family="paragraph" style:parent-style-name="Text_20_body">
      <style:text-properties style:font-name="Liberation Serif" fo:font-size="15pt" officeooo:rsid="0011f355" officeooo:paragraph-rsid="001466bd" style:font-size-asian="15pt" style:font-size-complex="15pt"/>
    </style:style>
    <style:style style:name="P10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0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0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0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4e5f86" style:text-blinking="false" fo:background-color="transparent" style:font-size-asian="15pt" style:font-weight-asian="normal" style:font-size-complex="15pt" style:font-weight-complex="normal"/>
    </style:style>
    <style:style style:name="P1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54ec08" officeooo:paragraph-rsid="0054ec08" style:text-blinking="false" fo:background-color="transparent" style:font-size-asian="15pt" style:font-weight-asian="normal" style:font-size-complex="15pt" style:font-weight-complex="normal"/>
    </style:style>
    <style:style style:name="P1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4ec08" style:text-blinking="false" fo:background-color="transparent" style:font-size-asian="15pt" style:font-size-complex="15pt"/>
    </style:style>
    <style:style style:name="P1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Liberation Serif" fo:font-size="15pt" fo:font-style="normal" style:text-underline-style="none" fo:font-weight="bold" officeooo:paragraph-rsid="0054ec08" style:text-blinking="false" fo:background-color="transparen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bf0041" loext:opacity="100%" fo:font-weight="bold" officeooo:rsid="00368101" style:font-weight-asian="bold" style:font-weight-complex="bold"/>
    </style:style>
    <style:style style:name="T4" style:family="text">
      <style:text-properties fo:font-weight="bold" officeooo:rsid="00368101" style:font-weight-asian="bold" style:font-weight-complex="bold"/>
    </style:style>
    <style:style style:name="T5" style:family="text">
      <style:text-properties fo:color="#bf0041" loext:opacity="100%" fo:font-weight="bold" officeooo:rsid="001e7c1b" style:font-weight-asian="bold" style:font-weight-complex="bold"/>
    </style:style>
    <style:style style:name="T6" style:family="text">
      <style:text-properties officeooo:rsid="00368101" style:font-weight-asian="normal" style:font-weight-complex="normal"/>
    </style:style>
    <style:style style:name="T7" style:family="text">
      <style:text-properties officeooo:rsid="00368101"/>
    </style:style>
    <style:style style:name="T8" style:family="text">
      <style:text-properties fo:color="#bf0041" loext:opacity="100%" fo:font-weight="bold" officeooo:rsid="0039b6cd" style:font-weight-asian="bold" style:font-weight-complex="bold"/>
    </style:style>
    <style:style style:name="T9" style:family="text">
      <style:text-properties fo:font-weight="bold" officeooo:rsid="0039b6cd" style:font-weight-asian="bold" style:font-weight-complex="bold"/>
    </style:style>
    <style:style style:name="T10" style:family="text">
      <style:text-properties officeooo:rsid="002028a8"/>
    </style:style>
    <style:style style:name="T11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12" style:family="text">
      <style:text-properties fo:font-variant="normal" fo:text-transform="none" fo:color="#bf004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770d1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70d1" style:text-blinking="false" fo:background-color="transparent" loext:char-shading-value="0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17" style:family="text">
      <style:text-properties fo:color="#000000" loext:opacity="100%" fo:font-weight="bold" officeooo:rsid="000496ee" style:font-weight-asian="bold" style:font-weight-complex="bold"/>
    </style:style>
    <style:style style:name="T18" style:family="text">
      <style:text-properties fo:color="#bf0041" loext:opacity="100%" fo:font-weight="bold" style:font-weight-asian="bold" style:font-weight-complex="bold"/>
    </style:style>
    <style:style style:name="T19" style:family="text">
      <style:text-properties fo:color="#000000" loext:opacity="100%" fo:font-weight="normal" officeooo:rsid="00272474" style:font-weight-asian="normal" style:font-weight-complex="normal"/>
    </style:style>
    <style:style style:name="T20" style:family="text">
      <style:text-properties fo:color="#bf0041" loext:opacity="100%" fo:font-weight="bold" officeooo:rsid="00277777" style:font-weight-asian="bold" style:font-weight-complex="bold"/>
    </style:style>
    <style:style style:name="T21" style:family="text">
      <style:text-properties fo:color="#000000" loext:opacity="100%" fo:font-weight="normal" officeooo:rsid="00277777" style:font-weight-asian="normal" style:font-weight-complex="normal"/>
    </style:style>
    <style:style style:name="T22" style:family="text">
      <style:text-properties fo:color="#000000" loext:opacity="100%" fo:font-weight="normal" officeooo:rsid="0040544a" style:font-weight-asian="normal" style:font-weight-complex="normal"/>
    </style:style>
    <style:style style:name="T23" style:family="text">
      <style:text-properties officeooo:rsid="003ecd26"/>
    </style:style>
    <style:style style:name="T24" style:family="text">
      <style:text-properties officeooo:rsid="00277777"/>
    </style:style>
    <style:style style:name="T25" style:family="text">
      <style:text-properties fo:color="#bf0041" loext:opacity="100%" fo:font-weight="bold" officeooo:rsid="003ecd26" style:font-weight-asian="bold" style:font-weight-complex="bold"/>
    </style:style>
    <style:style style:name="T26" style:family="text">
      <style:text-properties fo:color="#bf0041" loext:opacity="100%" fo:font-weight="bold" officeooo:rsid="000496ee" style:font-weight-asian="bold" style:font-weight-complex="bold"/>
    </style:style>
    <style:style style:name="T27" style:family="text">
      <style:text-properties officeooo:rsid="000496ee"/>
    </style:style>
    <style:style style:name="T28" style:family="text">
      <style:text-properties fo:color="#bf0041" loext:opacity="100%" officeooo:rsid="000496ee"/>
    </style:style>
    <style:style style:name="T29" style:family="text">
      <style:text-properties fo:color="#bf0041" loext:opacity="100%" officeooo:rsid="00272474"/>
    </style:style>
    <style:style style:name="T30" style:family="text">
      <style:text-properties fo:font-weight="normal" officeooo:rsid="00277777" style:font-weight-asian="normal" style:font-weight-complex="normal"/>
    </style:style>
    <style:style style:name="T31" style:family="text">
      <style:text-properties fo:color="#bf0041" loext:opacity="100%" officeooo:rsid="003ecd26"/>
    </style:style>
    <style:style style:name="T32" style:family="text">
      <style:text-properties fo:font-weight="normal" officeooo:rsid="002e9753" style:font-weight-asian="normal" style:font-weight-complex="normal"/>
    </style:style>
    <style:style style:name="T33" style:family="text">
      <style:text-properties fo:color="#ff0000" loext:opacity="100%" fo:font-weight="normal" officeooo:rsid="00277777" style:font-weight-asian="normal" style:font-weight-complex="normal"/>
    </style:style>
    <style:style style:name="T34" style:family="text">
      <style:text-properties fo:font-weight="normal" officeooo:rsid="00272474" style:font-weight-asian="normal" style:font-weight-complex="normal"/>
    </style:style>
    <style:style style:name="T35" style:family="text">
      <style:text-properties officeooo:rsid="00272474"/>
    </style:style>
    <style:style style:name="T36" style:family="text">
      <style:text-properties fo:color="#bf0041" loext:opacity="100%"/>
    </style:style>
    <style:style style:name="T37" style:family="text">
      <style:text-properties fo:color="#bf0041" loext:opacity="100%" officeooo:rsid="003db062"/>
    </style:style>
    <style:style style:name="T38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3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96ee" style:text-blinking="false" fo:background-color="transparent" loext:char-shading-value="0" style:font-weight-asian="normal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41" style:family="text">
      <style:text-properties fo:font-weight="normal" officeooo:rsid="003aaf12" style:font-weight-asian="normal" style:font-weight-complex="normal"/>
    </style:style>
    <style:style style:name="T42" style:family="text">
      <style:text-properties fo:color="#bf0041" loext:opacity="100%" officeooo:rsid="003aaf12"/>
    </style:style>
    <style:style style:name="T43" style:family="text">
      <style:text-properties fo:color="#bf0041" loext:opacity="100%" officeooo:rsid="00277777"/>
    </style:style>
    <style:style style:name="T44" style:family="text">
      <style:text-properties fo:font-weight="normal" officeooo:rsid="000c5d59" style:font-weight-asian="normal" style:font-weight-complex="normal"/>
    </style:style>
    <style:style style:name="T45" style:family="text">
      <style:text-properties fo:font-weight="normal" officeooo:rsid="001770d1" style:font-weight-asian="normal" style:font-weight-complex="normal"/>
    </style:style>
    <style:style style:name="T46" style:family="text">
      <style:text-properties officeooo:rsid="000c5d59"/>
    </style:style>
    <style:style style:name="T47" style:family="text">
      <style:text-properties fo:color="#bf0041" loext:opacity="100%" officeooo:rsid="000c5d59"/>
    </style:style>
    <style:style style:name="T48" style:family="text">
      <style:text-properties style:font-name="Liberation Serif" fo:font-size="15pt" style:font-size-asian="15pt" style:font-size-complex="15pt"/>
    </style:style>
    <style:style style:name="T49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style:text-blinking="false" fo:background-color="transparent" loext:char-shading-value="0" style:font-size-asian="15pt" style:font-weight-asian="bold" style:font-size-complex="15pt" style:font-weight-complex="bold"/>
    </style:style>
    <style:style style:name="T50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51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52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53" style:family="text">
      <style:text-properties fo:color="#bf0041" loext:opacity="100%" style:font-name="Liberation Serif" fo:font-size="15pt" style:font-size-asian="15pt" style:font-size-complex="15pt"/>
    </style:style>
    <style:style style:name="T54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55" style:family="text">
      <style:text-properties style:font-name="Liberation Serif" fo:font-size="15pt" fo:font-weight="normal" officeooo:rsid="000c5d59" style:font-size-asian="15pt" style:font-weight-asian="normal" style:font-size-complex="15pt" style:font-weight-complex="normal"/>
    </style:style>
    <style:style style:name="T56" style:family="text">
      <style:text-properties style:font-name="Liberation Serif" fo:font-size="15pt" fo:font-weight="normal" officeooo:rsid="001770d1" style:font-size-asian="15pt" style:font-weight-asian="normal" style:font-size-complex="15pt" style:font-weight-complex="normal"/>
    </style:style>
    <style:style style:name="T57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c5d59" style:text-blinking="false" fo:background-color="transparent" loext:char-shading-value="0" style:font-size-asian="15pt" style:font-size-complex="15pt"/>
    </style:style>
    <style:style style:name="T58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fo:font-weight="normal" officeooo:rsid="000c5d59" style:text-blinking="false" fo:background-color="transparent" loext:char-shading-value="0" style:font-size-asian="15pt" style:font-weight-asian="normal" style:font-size-complex="15pt" style:font-weight-complex="normal"/>
    </style:style>
    <style:style style:name="T59" style:family="text">
      <style:text-properties style:font-name="Liberation Serif" fo:font-size="15pt" fo:font-weight="normal" fo:background-color="#ff8000" loext:char-shading-value="0" style:font-size-asian="15pt" style:font-weight-asian="normal" style:font-size-complex="15pt" style:font-weight-complex="normal"/>
    </style:style>
    <style:style style:name="T60" style:family="text">
      <style:text-properties style:font-name="Liberation Serif" fo:font-size="15pt" fo:font-weight="normal" officeooo:rsid="000c5d59" fo:background-color="#ff8000" loext:char-shading-value="0" style:font-size-asian="15pt" style:font-weight-asian="normal" style:font-size-complex="15pt" style:font-weight-complex="normal"/>
    </style:style>
    <style:style style:name="T61" style:family="text">
      <style:text-properties fo:font-variant="normal" fo:text-transform="none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62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63" style:family="text">
      <style:text-properties fo:font-variant="normal" fo:text-transform="none" fo:color="#bf0041" loext:opacity="100%" style:text-line-through-style="none" style:text-line-through-type="none" fo:font-style="normal" style:text-underline-style="none" officeooo:rsid="00429f67" style:text-blinking="false" fo:background-color="transparent" loext:char-shading-value="0"/>
    </style:style>
    <style:style style:name="T64" style:family="text">
      <style:text-properties fo:font-variant="normal" fo:text-transform="none" style:text-line-through-style="none" style:text-line-through-type="none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65" style:family="text">
      <style:text-properties fo:font-variant="normal" fo:text-transform="none" style:text-line-through-style="none" style:text-line-through-type="none" fo:font-style="normal" style:text-underline-style="none" fo:font-weight="normal" officeooo:rsid="00277777" style:text-blinking="false" fo:background-color="transparent" loext:char-shading-value="0" style:font-weight-asian="normal" style:font-weight-complex="normal"/>
    </style:style>
    <style:style style:name="T66" style:family="text">
      <style:text-properties fo:font-variant="normal" fo:text-transform="none" fo:color="#bf0041" loext:opacity="100%" style:text-line-through-style="none" style:text-line-through-type="none" fo:font-style="normal" style:text-underline-style="none" officeooo:rsid="000c5d59" style:text-blinking="false" fo:background-color="transparent" loext:char-shading-value="0"/>
    </style:style>
    <style:style style:name="T67" style:family="text">
      <style:text-properties fo:font-variant="normal" fo:text-transform="none" style:text-line-through-style="none" style:text-line-through-type="none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68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69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496ee" style:text-blinking="false" fo:background-color="transparent" loext:char-shading-value="0"/>
    </style:style>
    <style:style style:name="T70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71" style:family="text">
      <style:text-properties fo:font-variant="normal" fo:text-transform="none" fo:color="#bf0041" loext:opacity="100%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72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73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0c5d59" style:text-blinking="false" fo:background-color="transparent" loext:char-shading-value="0" style:font-size-asian="13pt" style:font-weight-asian="normal" style:font-size-complex="13pt" style:font-weight-complex="normal"/>
    </style:style>
    <style:style style:name="T74" style:family="text">
      <style:text-properties fo:font-size="15pt" officeooo:rsid="000c5d59" style:font-size-asian="15pt" style:font-size-complex="15pt"/>
    </style:style>
    <style:style style:name="T75" style:family="text">
      <style:text-properties fo:font-size="15pt" fo:font-weight="bold" officeooo:rsid="00447663" style:font-size-asian="15pt" style:font-weight-asian="bold" style:font-size-complex="15pt" style:font-weight-complex="bold"/>
    </style:style>
    <style:style style:name="T76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447663" style:text-blinking="false" fo:background-color="transparent" loext:char-shading-value="0" style:font-size-asian="13pt" style:font-weight-asian="normal" style:font-size-complex="13pt" style:font-weight-complex="normal"/>
    </style:style>
    <style:style style:name="T77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0ab53b" style:text-blinking="false" fo:background-color="transparent" loext:char-shading-value="0"/>
    </style:style>
    <style:style style:name="T78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2028a8" style:text-blinking="false" fo:background-color="transparent" loext:char-shading-value="0"/>
    </style:style>
    <style:style style:name="T79" style:family="text">
      <style:text-properties fo:color="#bf0041" loext:opacity="100%" officeooo:rsid="001e7c1b"/>
    </style:style>
    <style:style style:name="T80" style:family="text">
      <style:text-properties officeooo:rsid="001770d1"/>
    </style:style>
    <style:style style:name="T81" style:family="text">
      <style:text-properties fo:font-weight="normal" officeooo:rsid="001e8add" style:font-weight-asian="normal" style:font-weight-complex="normal"/>
    </style:style>
    <style:style style:name="T82" style:family="text">
      <style:text-properties fo:font-weight="normal" officeooo:rsid="0020fcba" style:font-weight-asian="normal" style:font-weight-complex="normal"/>
    </style:style>
    <style:style style:name="T83" style:family="text">
      <style:text-properties officeooo:rsid="0023026e"/>
    </style:style>
    <style:style style:name="T84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85" style:family="text">
      <style:text-properties officeooo:rsid="001e7c1b"/>
    </style:style>
    <style:style style:name="T86" style:family="text">
      <style:text-properties fo:font-size="9pt" style:font-size-asian="9pt" style:font-size-complex="9pt"/>
    </style:style>
    <style:style style:name="T87" style:family="text">
      <style:text-properties fo:font-size="14pt" style:font-size-asian="14pt" style:font-size-complex="14pt"/>
    </style:style>
    <style:style style:name="T88" style:family="text">
      <style:text-properties fo:font-size="14pt" officeooo:rsid="001e7c1b" style:font-size-asian="14pt" style:font-size-complex="14pt"/>
    </style:style>
    <style:style style:name="T89" style:family="text">
      <style:text-properties fo:font-size="9pt" fo:font-weight="normal" style:font-size-asian="9pt" style:font-weight-asian="normal" style:font-size-complex="9pt" style:font-weight-complex="normal"/>
    </style:style>
    <style:style style:name="T90" style:family="text">
      <style:text-properties fo:font-size="14pt" fo:font-weight="normal" style:font-size-asian="14pt" style:font-weight-asian="normal" style:font-size-complex="14pt" style:font-weight-complex="normal"/>
    </style:style>
    <style:style style:name="T91" style:family="text">
      <style:text-properties fo:font-size="14pt" fo:font-weight="normal" officeooo:rsid="001e7c1b" style:font-size-asian="14pt" style:font-weight-asian="normal" style:font-size-complex="14pt" style:font-weight-complex="normal"/>
    </style:style>
    <style:style style:name="T92" style:family="text">
      <style:text-properties style:text-underline-style="none" fo:font-weight="bold" style:font-weight-asian="bold" style:font-weight-complex="bold"/>
    </style:style>
    <style:style style:name="T9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94" style:family="text">
      <style:text-properties fo:font-size="15pt" fo:font-weight="normal" officeooo:rsid="0023026e" style:font-size-asian="15pt" style:font-weight-asian="normal" style:font-size-complex="15pt" style:font-weight-complex="normal"/>
    </style:style>
    <style:style style:name="T95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96" style:family="text">
      <style:text-properties fo:color="#bf0041" loext:opacity="100%" fo:font-weight="bold" officeooo:rsid="001770d1" style:font-weight-asian="bold" style:font-weight-complex="bold"/>
    </style:style>
    <style:style style:name="T97" style:family="text">
      <style:text-properties fo:color="#000000" loext:opacity="100%"/>
    </style:style>
    <style:style style:name="T98" style:family="text">
      <style:text-properties fo:color="#000000" loext:opacity="100%" style:font-name="Liberation Serif" fo:font-size="15pt" fo:font-weight="bold" officeooo:rsid="002028a8" style:font-size-asian="15pt" style:font-weight-asian="bold" style:font-size-complex="15pt" style:font-weight-complex="bold"/>
    </style:style>
    <style:style style:name="T99" style:family="text">
      <style:text-properties style:font-name="Liberation Serif" fo:font-size="15pt" fo:font-weight="normal" officeooo:rsid="002028a8" style:font-size-asian="15pt" style:font-weight-asian="normal" style:font-size-complex="15pt" style:font-weight-complex="normal"/>
    </style:style>
    <style:style style:name="T100" style:family="text">
      <style:text-properties fo:font-variant="normal" fo:text-transform="none" fo:color="#bf0041" loext:opacity="100%" style:font-name="Liberation Serif" fo:font-size="16pt" fo:letter-spacing="normal" fo:font-weight="bold" officeooo:rsid="002028a8" style:font-size-asian="16pt" style:font-weight-asian="bold" style:font-size-complex="16pt" style:font-weight-complex="bold"/>
    </style:style>
    <style:style style:name="T101" style:family="text">
      <style:text-properties fo:font-variant="normal" fo:text-transform="none" fo:color="#000000" loext:opacity="100%" style:font-name="Liberation Serif" fo:font-size="15pt" fo:letter-spacing="normal" fo:font-style="normal" style:text-underline-style="none" fo:font-weight="bold" officeooo:rsid="001770d1" style:font-size-asian="15pt" style:font-style-asian="normal" style:font-weight-asian="bold" style:font-size-complex="15pt" style:font-style-complex="normal" style:font-weight-complex="bold"/>
    </style:style>
    <style:style style:name="T102" style:family="text">
      <style:text-properties style:font-name="Liberation Serif"/>
    </style:style>
    <style:style style:name="T103" style:family="text">
      <style:text-properties style:font-name="Liberation Serif" officeooo:rsid="002028a8"/>
    </style:style>
    <style:style style:name="T104" style:family="text"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style:text-blinking="false" fo:background-color="transparent" loext:char-shading-value="0" style:font-size-asian="15pt" style:font-size-complex="15pt"/>
    </style:style>
    <style:style style:name="T105" style:family="text"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officeooo:rsid="002028a8" style:text-blinking="false" fo:background-color="transparent" loext:char-shading-value="0" style:font-size-asian="15pt" style:font-size-complex="15pt"/>
    </style:style>
    <style:style style:name="T106" style:family="text">
      <style:text-properties fo:font-weight="normal" officeooo:rsid="0001f2b4" style:font-weight-asian="normal" style:font-weight-complex="normal"/>
    </style:style>
    <style:style style:name="T107" style:family="text">
      <style:text-properties fo:font-weight="normal" officeooo:rsid="001b9b4f" style:font-weight-asian="normal" style:font-weight-complex="normal"/>
    </style:style>
    <style:style style:name="T108" style:family="text">
      <style:text-properties officeooo:rsid="001b9b4f"/>
    </style:style>
    <style:style style:name="T109" style:family="text">
      <style:text-properties fo:font-weight="normal" officeooo:rsid="00256fbe" style:font-weight-asian="normal" style:font-weight-complex="normal"/>
    </style:style>
    <style:style style:name="T110" style:family="text">
      <style:text-properties fo:color="#000000" loext:opacity="100%" officeooo:rsid="000496ee" style:font-weight-asian="bold" style:font-weight-complex="bold"/>
    </style:style>
    <style:style style:name="T111" style:family="text">
      <style:text-properties officeooo:rsid="00256fbe"/>
    </style:style>
    <style:style style:name="T112" style:family="text">
      <style:text-properties fo:font-weight="normal"/>
    </style:style>
    <style:style style:name="T113" style:family="text">
      <style:text-properties fo:font-weight="normal" officeooo:rsid="00256fbe"/>
    </style:style>
    <style:style style:name="T114" style:family="text">
      <style:text-properties fo:color="#ff0000" loext:opacity="100%"/>
    </style:style>
    <style:style style:name="T115" style:family="text">
      <style:text-properties fo:font-weight="normal" officeooo:rsid="003c9902" style:font-weight-asian="normal" style:font-weight-complex="normal"/>
    </style:style>
    <style:style style:name="T116" style:family="text">
      <style:text-properties fo:color="#ff0000" loext:opacity="100%" officeooo:rsid="000496ee"/>
    </style:style>
    <style:style style:name="T117" style:family="text">
      <style:text-properties fo:font-weight="normal" officeooo:rsid="003cd1c5" style:font-weight-asian="normal" style:font-weight-complex="normal"/>
    </style:style>
    <style:style style:name="T118" style:family="text">
      <style:text-properties fo:color="#ff0000" loext:opacity="100%" officeooo:rsid="000695b6"/>
    </style:style>
    <style:style style:name="T119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20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weight-asian="bold" style:font-weight-complex="bold"/>
    </style:style>
    <style:style style:name="T121" style:family="text">
      <style:text-properties fo:color="#000000" loext:opacity="100%" fo:font-weight="normal" style:font-weight-asian="normal" style:font-weight-complex="normal"/>
    </style:style>
    <style:style style:name="T122" style:family="text">
      <style:text-properties fo:font-weight="normal" officeooo:rsid="000496ee"/>
    </style:style>
    <style:style style:name="T123" style:family="text">
      <style:text-properties officeooo:rsid="0007906c"/>
    </style:style>
    <style:style style:name="T124" style:family="text">
      <style:text-properties fo:color="#ff0000" loext:opacity="100%" officeooo:rsid="0007906c" style:font-weight-asian="bold" style:font-weight-complex="bold"/>
    </style:style>
    <style:style style:name="T125" style:family="text">
      <style:text-properties fo:color="#000000" loext:opacity="100%" officeooo:rsid="0007906c" style:font-weight-asian="bold" style:font-weight-complex="bold"/>
    </style:style>
    <style:style style:name="T126" style:family="text">
      <style:text-properties officeooo:rsid="000496ee" style:font-weight-asian="bold" style:font-weight-complex="bold"/>
    </style:style>
    <style:style style:name="T127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85dbf" style:text-blinking="false" fo:background-color="transparent" loext:char-shading-value="0" style:font-weight-asian="bold" style:font-weight-complex="bold"/>
    </style:style>
    <style:style style:name="T128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9e25c" style:text-blinking="false" fo:background-color="transparent" loext:char-shading-value="0" style:font-weight-asian="bold" style:font-weight-complex="bold"/>
    </style:style>
    <style:style style:name="T129" style:family="text">
      <style:text-properties officeooo:rsid="0009e25c"/>
    </style:style>
    <style:style style:name="T130" style:family="text">
      <style:text-properties fo:color="#000000" loext:opacity="100%" officeooo:rsid="000f79a3"/>
    </style:style>
    <style:style style:name="T131" style:family="text">
      <style:text-properties officeooo:rsid="000f79a3"/>
    </style:style>
    <style:style style:name="T132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f79a3" style:text-blinking="false" fo:background-color="transparent" loext:char-shading-value="0" style:font-weight-asian="bold" style:font-weight-complex="bold"/>
    </style:style>
    <style:style style:name="T133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3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3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05eba" style:text-blinking="false" fo:background-color="transparent" loext:char-shading-value="0" style:font-weight-asian="bold" style:font-weight-complex="bold"/>
    </style:style>
    <style:style style:name="T136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466bd" style:text-blinking="false" fo:background-color="transparent" loext:char-shading-value="0" style:font-weight-asian="bold" style:font-weight-complex="bold"/>
    </style:style>
    <style:style style:name="T137" style:family="text">
      <style:text-properties fo:color="#000000" loext:opacity="100%" officeooo:rsid="001466bd"/>
    </style:style>
    <style:style style:name="T13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a0fea" style:text-blinking="false" fo:background-color="transparent" loext:char-shading-value="0" style:font-weight-asian="bold" style:font-weight-complex="bold"/>
    </style:style>
    <style:style style:name="T139" style:family="text">
      <style:text-properties fo:font-weight="bold"/>
    </style:style>
    <style:style style:name="T140" style:family="text">
      <style:text-properties fo:color="#bf0041" loext:opacity="100%" fo:font-weight="bold"/>
    </style:style>
    <style:style style:name="T141" style:family="text">
      <style:text-properties fo:color="#bf0041" loext:opacity="100%" fo:font-weight="bold" officeooo:rsid="0054ec08"/>
    </style:style>
    <style:style style:name="T142" style:family="text">
      <style:text-properties fo:font-variant="normal" fo:text-transform="none" fo:color="#00a933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43" style:family="text">
      <style:text-properties fo:font-variant="normal" fo:text-transform="none" fo:color="#00a933" loext:opacity="100%" style:text-line-through-style="none" style:text-line-through-type="none" style:text-underline-style="none" style:text-blinking="false" fo:background-color="transparent" loext:char-shading-value="0"/>
    </style:style>
    <style:style style:name="T144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4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46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47" style:family="text">
      <style:text-properties fo:font-variant="normal" fo:text-transform="none" fo:color="#bf0041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48" style:family="text">
      <style:text-properties fo:font-variant="normal" fo:text-transform="none" fo:color="#bf0041" loext:opacity="100%" style:text-line-through-style="none" style:text-line-through-type="none" fo:font-style="normal" style:text-underline-style="none" fo:font-weight="bold" officeooo:rsid="0054ec08" style:text-blinking="false" fo:background-color="transparent" loext:char-shading-value="0"/>
    </style:style>
    <style:style style:name="T149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50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51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15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53" style:family="text">
      <style:text-properties officeooo:rsid="0054c035"/>
    </style:style>
    <style:style style:name="T154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55" style:family="text">
      <style:text-properties officeooo:rsid="004e5f86"/>
    </style:style>
    <style:style style:name="T15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57" style:family="text">
      <style:text-properties officeooo:rsid="001466bd"/>
    </style:style>
    <style:style style:name="T158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59" style:family="text">
      <style:text-properties fo:font-variant="normal" fo:text-transform="none" fo:color="#ff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60" style:family="text">
      <style:text-properties fo:color="#158466" loext:opacity="100%"/>
    </style:style>
    <style:style style:name="T161" style:family="text">
      <style:text-properties fo:color="#ad1457" loext:opacity="100%"/>
    </style:style>
    <style:style style:name="T162" style:family="text"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63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64" style:family="text">
      <style:text-properties fo:color="#158466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65" style:family="text">
      <style:text-properties fo:color="#000000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66" style:family="text">
      <style:text-properties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67" style:family="text">
      <style:text-properties fo:font-size="15pt" fo:font-weight="bold" officeooo:rsid="0011f355" style:font-size-asian="15pt" style:font-weight-asian="bold" style:font-size-complex="15pt" style:font-weight-complex="bold"/>
    </style:style>
    <style:style style:name="T168" style:family="text">
      <style:text-properties fo:font-size="15pt" officeooo:rsid="0011f355" style:font-size-asian="15pt" style:font-size-complex="15pt"/>
    </style:style>
    <style:style style:name="T169" style:family="text">
      <style:text-properties fo:font-size="15pt" style:font-size-asian="15pt" style:font-size-complex="15pt"/>
    </style:style>
    <style:style style:name="T170" style:family="text">
      <style:text-properties fo:color="#000000" loext:opacity="100%" officeooo:rsid="004e5f8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git branch &amp;&amp; git status <text:s/>&amp;&amp; git add . &amp;&amp; git status &amp;&amp; git commit -m “commit” &amp;&amp; git push origin main</text:span></text:p>
      <text:p text:style-name="P2"/>
      <text:p text:style-name="P3"/>
      <text:p text:style-name="P4"><text:span text:style-name="T2">$ </text:span><text:span text:style-name="T3">tldr</text:span><text:span text:style-name="T4"> </text:span><text:span text:style-name="T5"><text:s/><text:tab/><text:tab/><text:tab/><text:tab/><text:tab/><text:tab/><text:tab/><text:tab/><text:tab/><text:tab/><text:tab/><text:tab/><text:tab/><text:tab/><text:tab/><text:tab/><text:tab/><text:tab/></text:span><text:span text:style-name="T6">(</text:span>too long; didn’t read<text:span text:style-name="T7">)</text:span></text:p>
      <text:p text:style-name="P5"><text:span text:style-name="T2">$ </text:span><text:span text:style-name="T8">tldr</text:span><text:span text:style-name="T9"> </text:span><text:span text:style-name="T8">man</text:span><text:span text:style-name="T4"> </text:span></text:p>
      <text:p text:style-name="P6">___________________________________________________________________________________________<text:span text:style-name="T10">__________________</text:span></text:p>
      <text:p text:style-name="P7"><text:span text:style-name="T11">$ </text:span><text:span text:style-name="T12">cd</text:span><text:span text:style-name="T13"><text:tab/><text:tab/><text:tab/><text:tab/><text:tab/><text:tab/><text:tab/></text:span><text:span text:style-name="T14"><text:tab/><text:tab/> <text:s/><text:tab/><text:tab/> <text:s text:c="9"/><text:tab/> <text:s/><text:tab/><text:tab/><text:tab/><text:tab/><text:tab/><text:tab/>(change directory)</text:span></text:p>
      <text:p text:style-name="P7"><text:span text:style-name="T11">$ </text:span><text:span text:style-name="T12">cd /</text:span><text:tab/><text:tab/><text:tab/><text:tab/><text:span text:style-name="T15"><text:tab/><text:tab/> <text:s/><text:tab/><text:tab/> <text:s text:c="9"/><text:tab/><text:tab/> <text:s/><text:tab/> <text:s text:c="9"/><text:tab/><text:tab/><text:tab/><text:tab/><text:tab/>(Go to the root directory)</text:span></text:p>
      <text:p text:style-name="P7"><text:span text:style-name="T11">$ </text:span><text:span text:style-name="T12">cd -</text:span><text:span text:style-name="T13"><text:tab/><text:tab/><text:tab/><text:tab/><text:tab/><text:tab/><text:tab/></text:span><text:span text:style-name="T14"><text:tab/><text:tab/> <text:s/><text:tab/><text:tab/> <text:s text:c="17"/><text:tab/><text:tab/><text:tab/> <text:s text:c="5"/>(Go to the previously chosen directory)</text:span></text:p>
      <text:p text:style-name="P2">___________________________________________________________________________________________<text:span text:style-name="T10">__________________</text:span></text:p>
      <text:p text:style-name="P8"><text:span text:style-name="T11">$</text:span><text:span text:style-name="T16"> </text:span><text:span text:style-name="T12">ls</text:span></text:p>
      <text:p text:style-name="P9"><text:span text:style-name="T17">$</text:span> <text:span text:style-name="T18">ls -1</text:span><text:tab/><text:tab/><text:tab/><text:tab/><text:tab/><text:tab/><text:tab/><text:tab/><text:tab/><text:tab/><text:tab/><text:tab/><text:tab/><text:tab/><text:tab/><text:tab/><text:tab/> <text:s text:c="2"/><text:span text:style-name="T19">(List files one per line)</text:span></text:p>
      <text:p text:style-name="P10"><text:span text:style-name="T17">$</text:span> <text:span text:style-name="T18">ls -</text:span><text:span text:style-name="T20">a<text:tab/><text:tab/><text:tab/></text:span><text:span text:style-name="T21">&amp; <text:tab/></text:span><text:span text:style-name="T17">$</text:span> <text:span text:style-name="T18">ls --</text:span><text:span text:style-name="T20">all</text:span><text:tab/><text:tab/><text:tab/><text:tab/><text:tab/><text:tab/><text:tab/><text:tab/><text:tab/><text:tab/><text:tab/> <text:s text:c="3"/><text:span text:style-name="T19">(List all files </text:span><text:span text:style-name="T21">+</text:span><text:span text:style-name="T19"> hidden files)</text:span></text:p>
      <text:p text:style-name="P11"><text:s text:c="5"/><text:tab/></text:p>
      <text:p text:style-name="P12"><text:span text:style-name="T22">O</text:span><text:span text:style-name="T21">ptions/</text:span><text:span text:style-name="T22">Flag</text:span><text:span text:style-name="T21"><text:tab/><text:tab/><text:tab/><text:tab/><text:tab/><text:tab/><text:tab/><text:tab/><text:tab/><text:tab/><text:tab/><text:tab/><text:tab/><text:tab/><text:tab/><text:tab/> <text:s text:c="3"/></text:span><text:tab/><text:tab/><text:tab/><text:tab/><text:tab/></text:p>
      <text:p text:style-name="P13">-h <text:tab/>=<text:tab/>--human-readable <text:s/></text:p>
      <text:p text:style-name="P13">-r <text:tab/>=<text:tab/>--reverse</text:p>
      <text:p text:style-name="P13">-<text:span text:style-name="T23">R<text:tab/>=<text:tab/>--recursive</text:span></text:p>
      <text:p text:style-name="P14">-ls <text:tab/>= <text:tab/>-l -s <text:s text:c="30"/><text:span text:style-name="T23">************</text:span></text:p>
      <text:p text:style-name="P14">-<text:span text:style-name="T23">a<text:tab/>=<text:tab/>--</text:span><text:span text:style-name="T24">all</text:span></text:p>
      <text:p text:style-name="P15"/>
      <text:p text:style-name="P13">-l <text:s/>→ long listing</text:p>
      <text:p text:style-name="P13">-s <text:s/>→ show block size</text:p>
      <text:p text:style-name="P16"/>
      <text:p text:style-name="P17"><text:span text:style-name="T17">$</text:span> <text:span text:style-name="T18">ls -a -</text:span><text:span text:style-name="T25">1</text:span><text:span text:style-name="T18"><text:tab/><text:tab/><text:tab/></text:span><text:span text:style-name="T21">&amp; <text:tab/></text:span><text:span text:style-name="T17">$ </text:span><text:span text:style-name="T26">ls –</text:span><text:span text:style-name="T25">1a</text:span><text:span text:style-name="T18"><text:tab/><text:tab/><text:tab/><text:tab/><text:tab/><text:tab/><text:tab/><text:tab/><text:tab/></text:span><text:span text:style-name="T19">(List all files </text:span><text:span text:style-name="T21">+</text:span><text:span text:style-name="T19"> hidden files </text:span><text:span text:style-name="T21">+ </text:span><text:span text:style-name="T19">one per line)</text:span></text:p>
      <text:p text:style-name="P18"><text:span text:style-name="T27">$ </text:span><text:span text:style-name="T28">ls -</text:span><text:span text:style-name="T29">ls</text:span><text:span text:style-name="T28"> --recursive</text:span><text:span text:style-name="T27"><text:tab/></text:span><text:span text:style-name="T30">&amp; <text:tab/></text:span><text:span text:style-name="T27">$ </text:span><text:span text:style-name="T28">ls –</text:span><text:span text:style-name="T31">ls -R</text:span><text:span text:style-name="T27"><text:tab/><text:tab/><text:tab/> <text:s text:c="2"/></text:span><text:span text:style-name="T32">(</text:span><text:span text:style-name="T33">*****</text:span><text:span text:style-name="T34">List files in </text:span><text:span text:style-name="T30">L</text:span><text:span text:style-name="T34">ong format, sorted by </text:span><text:span text:style-name="T30">S</text:span><text:span text:style-name="T34">ize (descending) </text:span><text:span text:style-name="T30">+ </text:span><text:span text:style-name="T35">recursively</text:span><text:span text:style-name="T34">)</text:span></text:p>
      <text:p text:style-name="P18"><text:span text:style-name="T27">$ </text:span><text:span text:style-name="T28">ls -</text:span><text:span text:style-name="T36">ls</text:span><text:span text:style-name="T28"> <text:s text:c="2"/><text:tab/><text:tab/><text:tab/></text:span><text:span text:style-name="T30">&amp;</text:span><text:span text:style-name="T31"><text:tab/></text:span><text:span text:style-name="T27">$ </text:span><text:span text:style-name="T28">ls –</text:span><text:span text:style-name="T31">sl<text:tab/><text:tab/></text:span><text:span text:style-name="T30">&amp;</text:span><text:span text:style-name="T31"><text:tab/></text:span><text:span text:style-name="T27">$ </text:span><text:span text:style-name="T28">ls –</text:span><text:span text:style-name="T31">l -s</text:span></text:p>
      <text:p text:style-name="P19">$<text:span text:style-name="T36"> ls -</text:span><text:span text:style-name="T37">ls –human-readable</text:span></text:p>
      <text:p text:style-name="P19"><text:span text:style-name="T27">$</text:span><text:span text:style-name="T28"> ls -</text:span><text:span text:style-name="T36">ls <text:s/>-</text:span><text:span text:style-name="T37">r <text:s text:c="2"/></text:span></text:p>
      <text:p text:style-name="P2">___________________________________________________________________________________________<text:span text:style-name="T10">__________________</text:span></text:p>
      <text:p text:style-name="P8"><text:span text:style-name="T11">$</text:span><text:span text:style-name="T16"> </text:span><text:span text:style-name="T12">pwd</text:span><text:span text:style-name="T38"><text:tab/><text:tab/><text:tab/><text:tab/><text:tab/><text:tab/> <text:s/></text:span><text:span text:style-name="T13"><text:tab/><text:tab/><text:tab/><text:tab/><text:tab/> <text:tab/><text:tab/><text:tab/><text:tab/><text:tab/><text:tab/></text:span><text:span text:style-name="T38"> </text:span><text:span text:style-name="T14">(</text:span><text:span text:style-name="T39">P</text:span><text:span text:style-name="T40">rint working directory</text:span><text:span text:style-name="T14">)</text:span><text:span text:style-name="T40"><text:tab/><text:tab/></text:span></text:p>
      <text:p text:style-name="P20">$ <text:span text:style-name="T36">sudo -i  <text:s text:c="2"/></text:span><text:s text:c="40"/><text:tab/> <text:tab/><text:tab/> <text:s/><text:tab/><text:tab/><text:tab/><text:tab/> <text:tab/><text:tab/><text:tab/><text:tab/><text:tab/><text:tab/> <text:s text:c="6"/><text:span text:style-name="T15">(</text:span><text:span text:style-name="T41">Super</text:span><text:span text:style-name="T15"> user😎️)</text:span></text:p>
      <text:p text:style-name="P21"><text:span text:style-name="T27">$</text:span><text:span text:style-name="T36"> </text:span><text:span text:style-name="T42">sudo -s</text:span><text:span text:style-name="T43"><text:tab/></text:span><text:span text:style-name="T30">&amp; <text:tab/></text:span><text:span text:style-name="T27">$</text:span><text:span text:style-name="T36"> </text:span><text:span text:style-name="T42">sudo --shell</text:span><text:span text:style-name="T36"> <text:s text:c="2"/></text:span><text:s text:c="40"/><text:tab/> <text:tab/><text:tab/> <text:s/><text:tab/><text:tab/> <text:s text:c="8"/><text:span text:style-name="T15">(Super user😎️ </text:span><text:span text:style-name="T41">+ without changing the env</text:span><text:span text:style-name="T15">)</text:span></text:p>
      <text:p text:style-name="P2">___________________________________________________________________________________________<text:span text:style-name="T10">__________________</text:span></text:p>
      <text:p text:style-name="P22"><text:span text:style-name="T27">$</text:span> <text:span text:style-name="T36">rm</text:span> <text:span text:style-name="T15">path</text:span><text:span text:style-name="T44">1</text:span><text:span text:style-name="T15">/file1 path</text:span><text:span text:style-name="T44">2</text:span><text:span text:style-name="T15">/file2 <text:tab/><text:tab/><text:tab/><text:tab/><text:tab/><text:tab/><text:tab/><text:tab/> <text:s/><text:tab/><text:tab/><text:tab/><text:tab/><text:tab/><text:tab/> <text:s text:c="4"/></text:span><text:span text:style-name="T45">(</text:span><text:span text:style-name="T15">Remove specific files</text:span><text:span text:style-name="T45">)</text:span></text:p>
      <text:p text:style-name="P22"><text:span text:style-name="T27">$</text:span> <text:span text:style-name="T36">rmdir</text:span><text:tab/><text:tab/><text:tab/><text:tab/><text:tab/><text:tab/><text:tab/><text:tab/><text:tab/><text:tab/><text:tab/><text:tab/> <text:s/><text:tab/><text:tab/><text:tab/><text:tab/><text:span text:style-name="T45">(</text:span><text:span text:style-name="T15">Remove specific empty directories</text:span><text:span text:style-name="T45">)</text:span></text:p>
      <text:p text:style-name="P23">rm -rf */</text:p>
      <text:p text:style-name="P23"><text:span text:style-name="Strong_20_Emphasis"><text:span text:style-name="Source_20_Text">rmdir</text:span></text:span>: Only deletes <text:span text:style-name="Strong_20_Emphasis">empty directories</text:span>.</text:p>
      <text:list text:style-name="L1">
        <text:list-item>
          <text:p text:style-name="P24"><text:span text:style-name="Strong_20_Emphasis"><text:span text:style-name="Source_20_Text">rm -rf</text:span></text:span>: Deletes <text:span text:style-name="Strong_20_Emphasis">directories and their contents</text:span>, including non-empty ones.</text:p>
        </text:list-item>
      </text:list>
      <text:p text:style-name="P23"/>
      <text:p text:style-name="P22"><text:span text:style-name="T27">$</text:span> <text:span text:style-name="T36">rm -r</text:span> <text:span text:style-name="T44">folder <text:s text:c="3"/></text:span></text:p>
      <text:p text:style-name="P25"><text:tab/>or <text:s text:c="4"/></text:p>
      <text:p text:style-name="P22"><text:span text:style-name="T27">$</text:span><text:span text:style-name="T46"> </text:span><text:span text:style-name="T47">rm --recursive</text:span><text:span text:style-name="T46"> </text:span><text:span text:style-name="T44">folde</text:span><text:span text:style-name="T45">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6">Flag</text:p>
            </table:table-cell>
            <table:table-cell table:style-name="Table1.A1" office:value-type="string">
              <text:p text:style-name="P26">Meaning</text:p>
            </table:table-cell>
            <table:table-cell table:style-name="Table1.A1" office:value-type="string">
              <text:p text:style-name="P26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48">-r</text:span></text:span></text:p>
          </table:table-cell>
          <table:table-cell table:style-name="Table1.A1" office:value-type="string">
            <text:p text:style-name="P27">recursive (delete directories)</text:p>
          </table:table-cell>
          <table:table-cell table:style-name="Table1.A1" office:value-type="string">
            <text:p text:style-name="P28"><text:span text:style-name="Source_20_Text"><text:span text:style-name="T49">$ </text:span></text:span><text:span text:style-name="Source_20_Text"><text:span text:style-name="T50">rm -r</text:span></text:span><text:span text:style-name="Source_20_Text"><text:span text:style-name="T48"> folder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48">-f</text:span></text:span></text:p>
          </table:table-cell>
          <table:table-cell table:style-name="Table1.A1" office:value-type="string">
            <text:p text:style-name="P27">force (no confirmation, ignore errors)</text:p>
          </table:table-cell>
          <table:table-cell table:style-name="Table1.A1" office:value-type="string">
            <text:p text:style-name="P28"><text:span text:style-name="Source_20_Text"><text:span text:style-name="T49">$ </text:span></text:span><text:span text:style-name="Source_20_Text"><text:span text:style-name="T50">rm -rf</text:span></text:span><text:span text:style-name="Source_20_Text"><text:span text:style-name="T48"> folder ❌ (Dangerous)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48">-i</text:span></text:span></text:p>
          </table:table-cell>
          <table:table-cell table:style-name="Table1.A1" office:value-type="string">
            <text:p text:style-name="P27">interactive (ask before deleting each file)</text:p>
          </table:table-cell>
          <table:table-cell table:style-name="Table1.A1" office:value-type="string">
            <text:p text:style-name="P28"><text:span text:style-name="Source_20_Text"><text:span text:style-name="T49">$ </text:span></text:span><text:span text:style-name="Source_20_Text"><text:span text:style-name="T50">rm -ri</text:span></text:span><text:span text:style-name="Source_20_Text"><text:span text:style-name="T48"> folder</text:span></text:span></text:p>
          </table:table-cell>
        </table:table-row>
      </table:table>
      <text:p text:style-name="P29"/>
      <text:p text:style-name="P30"><text:span text:style-name="Source_20_Text"><text:span text:style-name="T51">$</text:span></text:span><text:span text:style-name="Source_20_Text"><text:span text:style-name="T52"> </text:span></text:span><text:span text:style-name="Source_20_Text"><text:span text:style-name="T53">rm -ri</text:span></text:span><text:span text:style-name="Source_20_Text"><text:span text:style-name="T48"> </text:span></text:span><text:span text:style-name="Source_20_Text"><text:span text:style-name="T54">folder</text:span></text:span><text:span text:style-name="Source_20_Text"><text:span text:style-name="T55">2 <text:s text:c="3"/><text:tab/><text:tab/><text:tab/><text:tab/><text:tab/><text:tab/><text:tab/><text:tab/> <text:tab/></text:span></text:span><text:span text:style-name="Source_20_Text"><text:span text:style-name="T56">(</text:span></text:span><text:span text:style-name="Source_20_Text"><text:span text:style-name="T57">✅ </text:span></text:span><text:span text:style-name="Source_20_Text"><text:span text:style-name="T58">Safe Deletion</text:span></text:span><text:span text:style-name="Source_20_Text"><text:span text:style-name="T55">)</text:span></text:span></text:p>
      <text:p text:style-name="P31">It will ask:</text:p>
      <text:p text:style-name="P32"><text:span text:style-name="Source_20_Text"><text:span text:style-name="T54">rm: descend into directory 'folder</text:span></text:span><text:span text:style-name="Source_20_Text"><text:span text:style-name="T55">2</text:span></text:span><text:span text:style-name="Source_20_Text"><text:span text:style-name="T54">'? y</text:span></text:span></text:p>
      <text:p text:style-name="P33"><text:span text:style-name="Source_20_Text"><text:span text:style-name="T54">rm: remove regular file 'folder</text:span></text:span><text:span text:style-name="Source_20_Text"><text:span text:style-name="T55">2</text:span></text:span><text:span text:style-name="Source_20_Text"><text:span text:style-name="T54">/file1'? y</text:span></text:span></text:p>
      <text:p text:style-name="P34"><text:span text:style-name="Source_20_Text"><text:span text:style-name="T51">$</text:span></text:span><text:span text:style-name="Source_20_Text"><text:span text:style-name="T48"> sudo rm -rf / </text:span></text:span><text:span text:style-name="Source_20_Text"><text:span text:style-name="T54"><text:s/><text:tab/><text:tab/><text:tab/><text:tab/><text:tab/><text:tab/><text:tab/><text:tab/><text:tab/>(</text:span></text:span><text:span text:style-name="Source_20_Text"><text:span text:style-name="T59">⚠️ Danger Zone </text:span></text:span><text:span text:style-name="Source_20_Text"><text:span text:style-name="T60">&amp;&amp; <text:s/></text:span></text:span><text:span text:style-name="T59">💀 </text:span><text:span text:style-name="Strong_20_Emphasis"><text:span text:style-name="T59">NEVER run this</text:span></text:span><text:span text:style-name="Strong_20_Emphasis"><text:span text:style-name="T54">) </text:span></text:span><text:span text:style-name="T48"><text:line-break/> </text:span><text:span text:style-name="T54">It will recursively and forcefully delete everything from the root directory — basically wiping your OS.</text:span></text:p>
      <text:p text:style-name="P35">___________________________________________________________________________________________<text:span text:style-name="T10">__________________</text:span></text:p>
      <text:p text:style-name="P36"><text:span text:style-name="T61">$</text:span><text:span text:style-name="T62"> </text:span><text:span text:style-name="T63">history</text:span><text:span text:style-name="T62"> </text:span><text:span text:style-name="T64"><text:tab/><text:tab/></text:span><text:span text:style-name="T65">&amp; <text:tab/><text:tab/></text:span><text:span text:style-name="T61">$</text:span><text:span text:style-name="T66"> </text:span><text:span text:style-name="T63">history -10</text:span></text:p>
      <text:p text:style-name="P36"><text:span text:style-name="T61">$</text:span><text:span text:style-name="T62"> </text:span><text:span text:style-name="T12">cat ~/.bash_history<text:tab/><text:tab/><text:tab/><text:tab/><text:tab/><text:tab/></text:span><text:span text:style-name="T67">(bash_history = folder that store the list of commands you’ve typed in the terminal </text:span><text:span text:style-name="Source_20_Text"><text:span text:style-name="T68">)</text:span></text:span></text:p>
      <text:p text:style-name="P37"><text:span text:style-name="Source_20_Text"><text:span text:style-name="T69">$</text:span></text:span><text:span text:style-name="Source_20_Text"><text:span text:style-name="T70"> </text:span></text:span><text:span text:style-name="Source_20_Text"><text:span text:style-name="T68">&lt;Space&gt;command</text:span></text:span><text:span text:style-name="Source_20_Text"><text:span text:style-name="T71"><text:tab/><text:tab/><text:tab/><text:tab/><text:tab/><text:tab/><text:tab/> <text:s text:c="8"/></text:span></text:span><text:span text:style-name="Source_20_Text"><text:span text:style-name="T72">(</text:span></text:span><text:span text:style-name="Source_20_Text"><text:span text:style-name="T68">Run a command without adding it to history by adding a leading space</text:span></text:span><text:span text:style-name="Source_20_Text"><text:span text:style-name="T68">)</text:span></text:span></text:p>
      <text:p text:style-name="P37"><text:span text:style-name="Source_20_Text"><text:span text:style-name="T73"><text:tab/></text:span></text:span></text:p>
      <text:h text:style-name="P38" text:outline-level="3"><text:span text:style-name="Source_20_Text"><text:span text:style-name="T68">If you want to search for a specific command:</text:span></text:span></text:h>
      <text:p text:style-name="P39"><text:span text:style-name="T74">Press </text:span><text:span text:style-name="Strong_20_Emphasis"><text:span text:style-name="T74">Ctrl + R</text:span></text:span><text:span text:style-name="T74"> and start typing — it will search your history. <text:tab/><text:tab/></text:span><text:span text:style-name="T75">*********</text:span></text:p>
      <text:p text:style-name="P37"><text:span text:style-name="Source_20_Text"><text:span text:style-name="T73"><text:s text:c="2"/><text:tab/><text:tab/><text:tab/><text:tab/><text:tab/><text:tab/><text:tab/><text:tab/></text:span></text:span></text:p>
      <text:p text:style-name="P37"><text:span text:style-name="Source_20_Text"><text:span text:style-name="T76">Y</text:span></text:span><text:span text:style-name="Source_20_Text"><text:span text:style-name="T76">o</text:span></text:span><text:span text:style-name="Source_20_Text"><text:span text:style-name="T76">u </text:span></text:span><text:span text:style-name="Source_20_Text"><text:span text:style-name="T76">c</text:span></text:span><text:span text:style-name="Source_20_Text"><text:span text:style-name="T76">a</text:span></text:span><text:span text:style-name="Source_20_Text"><text:span text:style-name="T76">n </text:span></text:span><text:span text:style-name="Source_20_Text"><text:span text:style-name="T76">a</text:span></text:span><text:span text:style-name="Source_20_Text"><text:span text:style-name="T76">l</text:span></text:span><text:span text:style-name="Source_20_Text"><text:span text:style-name="T76">s</text:span></text:span><text:span text:style-name="Source_20_Text"><text:span text:style-name="T76">o</text:span></text:span></text:p>
      <text:p text:style-name="P37"><text:span text:style-name="Source_20_Text"><text:span text:style-name="T73"><text:tab/> <text:s/><text:tab/><text:tab/><text:tab/><text:tab/><text:tab/><text:tab/><text:tab/><text:tab/><text:tab/><text:tab/><text:tab/></text:span></text:span><text:span text:style-name="Source_20_Text"><text:span text:style-name="T73">- </text:span></text:span><text:span text:style-name="Source_20_Text"><text:span text:style-name="T76">Cl</text:span></text:span><text:span text:style-name="Source_20_Text"><text:span text:style-name="T73">ear the commands history list</text:span></text:span></text:p>
      <text:p text:style-name="P37"><text:span text:style-name="Source_20_Text"><text:span text:style-name="T73"><text:tab/> <text:s/><text:tab/><text:tab/><text:tab/><text:tab/><text:tab/><text:tab/><text:tab/><text:tab/><text:tab/><text:tab/><text:tab/></text:span></text:span><text:span text:style-name="Source_20_Text"><text:span text:style-name="T73">- Over</text:span></text:span><text:span text:style-name="Source_20_Text"><text:span text:style-name="T76">w</text:span></text:span><text:span text:style-name="Source_20_Text"><text:span text:style-name="T73">rite history file with history of current Bash shell</text:span></text:span></text:p>
      <text:p text:style-name="P37"><text:span text:style-name="Source_20_Text"><text:span text:style-name="T73"><text:tab/> <text:s/><text:tab/><text:tab/><text:tab/><text:tab/><text:tab/><text:tab/><text:tab/><text:tab/><text:tab/><text:tab/><text:tab/></text:span></text:span><text:span text:style-name="Source_20_Text"><text:span text:style-name="T73">- </text:span></text:span><text:span text:style-name="Source_20_Text"><text:span text:style-name="T76">D</text:span></text:span><text:span text:style-name="Source_20_Text"><text:span text:style-name="T73">elete the history entry at the specified offset</text:span></text:span></text:p>
      <text:p text:style-name="P37"><text:span text:style-name="Source_20_Text"><text:span text:style-name="T73"><text:tab/> <text:s/><text:tab/><text:tab/><text:tab/><text:tab/><text:tab/><text:tab/><text:tab/><text:tab/><text:tab/><text:tab/> <text:s text:c="9"/></text:span></text:span><text:span text:style-name="Source_20_Text"><text:span text:style-name="T73"><text:s/>- Add a command to history without running it</text:span></text:span></text:p>
      <text:p text:style-name="P40"><text:span text:style-name="Source_20_Text"><text:span text:style-name="T73"><text:tab/> <text:s/><text:tab/><text:tab/><text:tab/><text:tab/><text:tab/><text:tab/><text:tab/><text:tab/><text:tab/><text:tab/><text:tab/>- Run a command without adding it to history by adding a leading space<text:line-break/></text:span></text:span><text:span text:style-name="Source_20_Text"><text:span text:style-name="T77">___________________________________________________________________________________________</text:span></text:span><text:span text:style-name="Source_20_Text"><text:span text:style-name="T78">__________________</text:span></text:span></text:p>
      <text:p text:style-name="P41">$ <text:span text:style-name="T79">lsblk</text:span><text:span text:style-name="T80"><text:tab/><text:tab/><text:tab/><text:tab/><text:tab/><text:tab/><text:tab/></text:span><text:span text:style-name="T45"><text:tab/><text:tab/> <text:s/><text:tab/><text:tab/> <text:s text:c="9"/><text:tab/> <text:s/><text:tab/><text:tab/><text:tab/><text:tab/> <text:s text:c="25"/>(List </text:span><text:span text:style-name="T81">Block </text:span><text:span text:style-name="Strong_20_Emphasis"><text:span text:style-name="T82">)</text:span></text:span></text:p>
      <text:p text:style-name="P42"><text:tab/><text:tab/><text:tab/><text:tab/><text:tab/><text:tab/><text:tab/><text:tab/><text:tab/><text:tab/><text:tab/><text:tab/><text:tab/><text:tab/><text:tab/><text:tab/><text:tab/><text:tab/>( <text:span text:style-name="T83">or </text:span><text:span text:style-name="Strong_20_Emphasis"><text:span text:style-name="T81">View all storage devices</text:span></text:span>)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3"><text:span text:style-name="Strong_20_Emphasis"><text:span text:style-name="T38"><text:s text:c="45"/>Unicode</text:span></text:span></text:p>
          </table:table-cell>
          <table:table-cell table:style-name="Table2.A1" office:value-type="string">
            <text:p text:style-name="P43"><text:span text:style-name="Strong_20_Emphasis"><text:span text:style-name="T84"><text:s text:c="44"/>ASCII</text:span></text:span></text:p>
          </table:table-cell>
        </table:table-row>
        <table:table-row>
          <table:table-cell table:style-name="Table2.A1" office:value-type="string">
            <text:p text:style-name="P44"><text:span text:style-name="T2"><text:s text:c="4"/></text:span><text:s/><text:span text:style-name="T85">=</text:span> <text:s/>all characters from all languages + symbols + emojis</text:p>
            <text:p text:style-name="P45"><text:span text:style-name="Strong_20_Emphasis"><text:span text:style-name="T81"><text:tab/><text:tab/><text:tab/><text:tab/><text:tab/><text:tab/><text:tab/> <text:s text:c="10"/>(Universal Characters)</text:span></text:span><text:span text:style-name="Strong_20_Emphasis"><text:span text:style-name="T86"><text:tab/><text:tab/><text:tab/><text:tab/><text:tab/><text:tab/><text:tab/> <text:s text:c="2"/></text:span></text:span></text:p>
            <text:p text:style-name="P44"><text:s text:c="2"/><text:span text:style-name="T87"><text:s/>ह 你 ச আ </text:span><text:span text:style-name="T88"><text:s/>محبت A a Z z </text:span><text:span text:style-name="T87">✓ ✔ ✘ ✨ ★ → ← ↑ │ ─ ┼ 😊 😎 ❤️</text:span> </text:p>
          </table:table-cell>
          <table:table-cell table:style-name="Table2.A1" office:value-type="string">
            <text:p text:style-name="P44"><text:span text:style-name="T2"><text:s text:c="3"/></text:span><text:s/>= <text:s/><text:span text:style-name="Strong_20_Emphasis"><text:span text:style-name="T15">plain English keyboard characters only</text:span></text:span><text:span text:style-name="Strong_20_Emphasis"> </text:span></text:p>
            <text:p text:style-name="P45"><text:span text:style-name="Strong_20_Emphasis"><text:span text:style-name="T15"><text:s text:c="70"/>(letters, numbers, basic symbols)</text:span></text:span></text:p>
            <text:p text:style-name="P44"><text:span text:style-name="Strong_20_Emphasis"><text:span text:style-name="T15"><text:s text:c="2"/></text:span></text:span></text:p>
            <text:p text:style-name="P44"><text:span text:style-name="Strong_20_Emphasis"><text:span text:style-name="T89"><text:s text:c="2"/></text:span></text:span><text:span text:style-name="Strong_20_Emphasis"><text:span text:style-name="T15"><text:s/></text:span></text:span><text:span text:style-name="Strong_20_Emphasis"><text:span text:style-name="T90">A a</text:span></text:span><text:span text:style-name="Strong_20_Emphasis"><text:span text:style-name="T91"> z</text:span></text:span><text:span text:style-name="Strong_20_Emphasis"><text:span text:style-name="T90"> </text:span></text:span><text:span text:style-name="Strong_20_Emphasis"><text:span text:style-name="T91">Z </text:span></text:span><text:span text:style-name="Strong_20_Emphasis"><text:span text:style-name="T90">0 1 </text:span></text:span><text:span text:style-name="Strong_20_Emphasis"><text:span text:style-name="T91">9 </text:span></text:span><text:span text:style-name="Strong_20_Emphasis"><text:span text:style-name="T90">! @ # $ % ^ &amp; *- _ + = / ? .</text:span></text:span></text:p>
          </table:table-cell>
        </table:table-row>
        <table:table-row>
          <table:table-cell table:style-name="Table2.A1" office:value-type="string">
            <text:p text:style-name="P46"><text:span text:style-name="T15"><text:s text:c="3"/>Whereas </text:span><text:span text:style-name="T92">ASCII</text:span><text:span text:style-name="T15"> is limited to </text:span><text:span text:style-name="Strong_20_Emphasis"><text:span text:style-name="T15">127 basic English characters</text:span></text:span></text:p>
          </table:table-cell>
          <table:table-cell table:style-name="Table2.A1" office:value-type="string">
            <text:p text:style-name="P46"><text:span text:style-name="T93"><text:s text:c="3"/>Unicode</text:span><text:span text:style-name="T15"> has </text:span><text:span text:style-name="Strong_20_Emphasis"><text:span text:style-name="T15">over 140,000 characters</text:span></text:span></text:p>
          </table:table-cell>
        </table:table-row>
        <table:table-row>
          <table:table-cell table:style-name="Table2.A1" office:value-type="string">
            <text:p text:style-name="P47"><text:span text:style-name="Strong_20_Emphasis"><text:span text:style-name="T94"><text:s text:c="3"/>Examples</text:span></text:span></text:p>
            <text:p text:style-name="P48"><text:span text:style-name="Source_20_Text"><text:span text:style-name="T95"><text:s text:c="3"/>$ </text:span></text:span><text:span text:style-name="Source_20_Text"><text:span text:style-name="T96">lsblk</text:span></text:span></text:p>
            <text:p text:style-name="P43"><text:s text:c="3"/>Uses <text:span text:style-name="Strong_20_Emphasis"><text:span text:style-name="T15">Unicode</text:span></text:span> characters for pretty tree:</text:p>
            <text:p text:style-name="P49"><text:span text:style-name="Source_20_Text"><text:s text:c="2"/>├─sda1</text:span></text:p>
            <text:p text:style-name="P50"><text:span text:style-name="Source_20_Text"><text:span text:style-name="T15"><text:s text:c="2"/>└─sda2</text:span></text:span></text:p>
          </table:table-cell>
          <table:table-cell table:style-name="Table2.A1" office:value-type="string">
            <text:p text:style-name="P51"><text:span text:style-name="Source_20_Text"><text:span text:style-name="T95"><text:s text:c="3"/></text:span></text:span></text:p>
            <text:p text:style-name="P51"><text:span text:style-name="Source_20_Text"><text:span text:style-name="T95"><text:s text:c="4"/>$ </text:span></text:span><text:span text:style-name="Source_20_Text"><text:span text:style-name="T96">lsblk --ascii</text:span></text:span></text:p>
            <text:p text:style-name="P43"><text:span text:style-name="T97"><text:s text:c="3"/>Uses </text:span><text:span text:style-name="Strong_20_Emphasis"><text:span text:style-name="T97">ASCII</text:span></text:span><text:span text:style-name="T97"> (simple characters):</text:span><text:span text:style-name="Source_20_Text"><text:tab/><text:tab/><text:tab/><text:tab/><text:tab/><text:tab/><text:tab/><text:tab/>|-sda1</text:span><text:span text:style-name="Source_20_Text"><text:span text:style-name="T15"><text:tab/><text:tab/><text:tab/><text:tab/><text:tab/><text:tab/><text:tab/><text:tab/><text:tab/><text:tab/>`-sda2</text:span></text:span></text:p>
          </table:table-cell>
        </table:table-row>
        <table:table-row>
          <table:table-cell table:style-name="Table2.A1" table:number-columns-spanned="2" office:value-type="string">
            <text:p text:style-name="P52"><text:span text:style-name="Strong_20_Emphasis"><text:span text:style-name="T98"><text:s text:c="96"/>ASCII</text:span></text:span><text:span text:style-name="Strong_20_Emphasis"><text:span text:style-name="T99"> </text:span></text:span><text:span text:style-name="Strong_20_Emphasis"><text:span text:style-name="T100">⊂ <text:s/></text:span></text:span><text:span text:style-name="Strong_20_Emphasis"><text:span text:style-name="T101">Unicode</text:span></text:span></text:p>
            <text:p text:style-name="P47"><text:span text:style-name="Strong_20_Emphasis"><text:span text:style-name="T45"><text:tab/><text:tab/><text:tab/><text:tab/> <text:s text:c="18"/>ASCII is used because it is 100% safe, compatible, small, fast, and works everywhere.</text:span></text:span></text:p>
          </table:table-cell>
          <table:covered-table-cell/>
        </table:table-row>
      </table:table>
      <text:p text:style-name="P44"><text:s text:c="5"/><text:tab/><text:tab/><text:tab/></text:p>
      <text:p text:style-name="P53"><text:span text:style-name="Source_20_Text"><text:span text:style-name="T102">___________________________________________________________________________________________</text:span></text:span><text:span text:style-name="Source_20_Text"><text:span text:style-name="T103">__________________</text:span></text:span></text:p>
      <text:p text:style-name="P53"><text:span text:style-name="Source_20_Text"><text:span text:style-name="T78"/></text:span></text:p>
      <text:p text:style-name="P53"><text:span text:style-name="Source_20_Text"><text:span text:style-name="T78"/></text:span></text:p>
      <text:p text:style-name="P53"><text:span text:style-name="Source_20_Text"><text:span text:style-name="T78"/></text:span></text:p>
      <text:p text:style-name="P35">___________________________________________________________________________________________<text:span text:style-name="T10">__________________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>___________________________________________________________________________________________<text:span text:style-name="T10">__________________</text:span></text:p>
      <text:p text:style-name="P35"/>
      <text:p text:style-name="P35"/>
      <text:p text:style-name="P35">___________________________________________________________________________________________<text:span text:style-name="T10">__________________</text:span></text:p>
      <text:p text:style-name="P35"/>
      <text:p text:style-name="P35"/>
      <text:p text:style-name="P35">___________________________________________________________________________________________<text:span text:style-name="T10">__________________</text:span></text:p>
      <text:p text:style-name="P35"/>
      <text:p text:style-name="P35"/>
      <text:p text:style-name="P35"/>
      <text:p text:style-name="P35">___________________________________________________________________________________________<text:span text:style-name="T10">__________________</text:span></text:p>
      <text:p text:style-name="P35"/>
      <text:p text:style-name="P35"/>
      <text:p text:style-name="P35">___________________________________________________________________________________________<text:span text:style-name="T10">__________________</text:span></text:p>
      <text:p text:style-name="P54"/>
      <text:p text:style-name="P54"/>
      <text:p text:style-name="P54"/>
      <text:p text:style-name="P54"/>
      <text:p text:style-name="P54"/>
      <text:p text:style-name="P54"/>
      <text:p text:style-name="P34"><text:span text:style-name="T54"><text:line-break/></text:span><text:span text:style-name="T104">___________________________________________________________________________________________</text:span><text:span text:style-name="T105">__________________</text:span></text:p>
      <text:p text:style-name="P55"><text:span text:style-name="T27">$</text:span> <text:span text:style-name="T36">mkdir</text:span> <text:span text:style-name="T15">folder</text:span><text:span text:style-name="T106">_</text:span><text:span text:style-name="T15">name<text:tab/></text:span></text:p>
      <text:p text:style-name="P55">$ <text:span text:style-name="T36">mkdir</text:span> <text:span text:style-name="T15">path/to/</text:span><text:span text:style-name="T107">folder_name</text:span><text:span text:style-name="T15">{</text:span><text:span text:style-name="T107">1</text:span><text:span text:style-name="T15">..10}</text:span><text:tab/><text:tab/><text:tab/><text:tab/><text:tab/><text:tab/><text:tab/> <text:s text:c="5"/><text:span text:style-name="T108">(</text:span><text:span text:style-name="T15">Create multiple </text:span><text:span text:style-name="T109">folder</text:span><text:span text:style-name="T15"> with an increasing number</text:span><text:span text:style-name="T107">)</text:span><text:span text:style-name="T15"><text:tab/></text:span></text:p>
      <text:p text:style-name="P56"><text:span text:style-name="T110">$</text:span> <text:span text:style-name="T36">touch path/to/file{1..10}</text:span><text:tab/><text:tab/><text:tab/><text:tab/><text:tab/><text:tab/><text:tab/><text:tab/><text:tab/><text:tab/><text:span text:style-name="T111">(</text:span><text:span text:style-name="T112">Create multiple files with an increasing number</text:span><text:span text:style-name="T113">)</text:span></text:p>
      <text:p text:style-name="P57"><text:span text:style-name="T27">$</text:span> <text:span text:style-name="T36">touch</text:span> <text:span text:style-name="T15">1.txt</text:span></text:p>
      <text:p text:style-name="P2">___________________________________________________________________________________________<text:span text:style-name="T10">__________________</text:span></text:p>
      <text:p text:style-name="P58"><text:span text:style-name="T114">$</text:span> stat <text:span text:style-name="T15">File_Fodler_name <text:s text:c="2"/><text:tab/><text:tab/><text:tab/><text:tab/><text:tab/><text:tab/><text:tab/><text:tab/><text:tab/><text:tab/><text:tab/><text:tab/> <text:s text:c="6"/></text:span><text:span text:style-name="T115">(Display file/folder information)</text:span></text:p>
      <text:p text:style-name="P59"><text:span text:style-name="T116">$</text:span> uptime<text:tab/><text:tab/><text:tab/><text:tab/><text:tab/><text:tab/><text:tab/><text:tab/><text:tab/><text:tab/><text:tab/><text:tab/><text:tab/> <text:s text:c="8"/><text:span text:style-name="T117">(Tell how long the system has been running)</text:span></text:p>
      <text:p text:style-name="P60"/>
      <text:p text:style-name="P59"><text:span text:style-name="T116">$</text:span> nautilus  <text:span text:style-name="T15">path/path/path</text:span></text:p>
      <text:p text:style-name="P61"><text:span text:style-name="T116">$</text:span> nautilus  <text:span text:style-name="T15">.</text:span></text:p>
      <text:p text:style-name="P62"/>
      <text:p text:style-name="P59"><text:span text:style-name="T116">$</text:span> whoami</text:p>
      <text:p text:style-name="P59"><text:span text:style-name="T116">$</text:span> exit</text:p>
      <text:p text:style-name="P59"><text:span text:style-name="T116">$</text:span> grep -r "<text:span text:style-name="T15">word_find</text:span>"  <text:span text:style-name="T15">folder/<text:tab/><text:tab/><text:tab/><text:tab/></text:span><text:span text:style-name="T118">*******************************</text:span></text:p>
      <text:p text:style-name="P63"><text:span text:style-name="T119">$</text:span><text:span text:style-name="T120"> npm install –legacy-peer-deps</text:span></text:p>
      <text:p text:style-name="P64">$ <text:span text:style-name="T121">command1</text:span><text:span text:style-name="T97"> | </text:span><text:span text:style-name="T121">command2</text:span><text:span text:style-name="T97"> | </text:span><text:span text:style-name="T121">command3</text:span><text:span text:style-name="T27"> <text:s/></text:span><text:span text:style-name="T122"><text:tab/><text:tab/><text:tab/></text:span><text:span text:style-name="T112">vs<text:tab/><text:tab/><text:tab/></text:span>$ <text:span text:style-name="T97">command1</text:span></text:p>
      <text:p text:style-name="P65"><text:span text:style-name="T114"><text:tab/><text:tab/><text:tab/><text:tab/><text:tab/><text:tab/><text:tab/><text:tab/><text:tab/><text:tab/><text:tab/><text:tab/><text:tab/>$ </text:span>command<text:span text:style-name="T123">2</text:span></text:p>
      <text:p text:style-name="P65"><text:span text:style-name="T124"><text:tab/><text:tab/><text:tab/><text:tab/><text:tab/><text:tab/><text:tab/><text:tab/><text:tab/><text:tab/><text:tab/><text:tab/><text:tab/>$ </text:span><text:span text:style-name="T125">command3</text:span><text:span text:style-name="T126"> </text:span></text:p>
      <text:p text:style-name="P66"/>
      <text:p text:style-name="P66"/>
      <text:p text:style-name="P67"><text:span text:style-name="Strong_20_Emphasis"><text:span text:style-name="T48">Run command 2 if command 1 succeeds</text:span></text:span><text:span text:style-name="T48">:</text:span></text:p>
      <text:p text:style-name="P68"><text:span text:style-name="Source_20_Text"><text:span text:style-name="T48">command1 &amp;&amp; command2</text:span></text:span></text:p>
      <text:list text:style-name="L2">
        <text:list-item>
          <text:p text:style-name="P69"><text:span text:style-name="Strong_20_Emphasis"><text:span text:style-name="T48">Run command 2 if command 1 fails</text:span></text:span><text:span text:style-name="T48">:</text:span></text:p>
        </text:list-item>
      </text:list>
      <text:p text:style-name="P68"><text:span text:style-name="Source_20_Text"><text:span text:style-name="T48">command1 || command2</text:span></text:span></text:p>
      <text:list text:style-name="L3">
        <text:list-item>
          <text:p text:style-name="P70"><text:span text:style-name="Strong_20_Emphasis"><text:span text:style-name="T48">Run both commands sequentially, no matter the result of command 1</text:span></text:span><text:span text:style-name="T48">:</text:span></text:p>
        </text:list-item>
      </text:list>
      <text:p text:style-name="P71"><text:span text:style-name="Source_20_Text"><text:span text:style-name="T48">command1; command2</text:span></text:span></text:p>
      <text:p text:style-name="P72"/>
      <text:p text:style-name="P66"/>
      <text:p text:style-name="P66"/>
      <text:p text:style-name="P67"><text:span text:style-name="T48">The pipe (</text:span><text:span text:style-name="Source_20_Text"><text:span text:style-name="T48">|</text:span></text:span><text:span text:style-name="T48">) is used to pass the output of one command directly as input to another, enabling the combination of simple commands for more complex tasks.</text:span></text:p>
      <text:list text:style-name="L4">
        <text:list-item>
          <text:p text:style-name="P73">You can use it for filtering, transforming, sorting, and processing data in real-time.</text:p>
        </text:list-item>
      </text:list>
      <text:p text:style-name="P66"/>
      <text:p text:style-name="P74"><text:span text:style-name="T119">$</text:span><text:span text:style-name="T120"> </text:span><text:span text:style-name="T127">tldr command (eg. tldr tldr or tlder man)</text:span></text:p>
      <text:p text:style-name="P74"><text:span text:style-name="T116">$</text:span> man command</text:p>
      <text:p text:style-name="P74"><text:span text:style-name="T119">$</text:span><text:span text:style-name="T120"> </text:span><text:span text:style-name="T128">cat</text:span></text:p>
      <text:p text:style-name="P75"><text:span text:style-name="T116">$</text:span> <text:span text:style-name="T129">wget</text:span></text:p>
      <text:p text:style-name="P76">$<text:span text:style-name="T97"> </text:span><text:span text:style-name="T130">cp</text:span></text:p>
      <text:p text:style-name="P77"><text:span text:style-name="T114">$</text:span> <text:span text:style-name="T131">mv</text:span></text:p>
      <text:p text:style-name="P77"><text:span text:style-name="T119">$</text:span><text:span text:style-name="T120"> </text:span><text:span text:style-name="T132">find</text:span></text:p>
      <text:p text:style-name="P78"><text:span text:style-name="T133">$</text:span><text:span text:style-name="T134"> </text:span><text:span text:style-name="T135">chmod</text:span></text:p>
      <text:p text:style-name="P77"><text:span text:style-name="T119">$</text:span><text:span text:style-name="T120"> </text:span><text:span text:style-name="T136">nano</text:span></text:p>
      <text:p text:style-name="P79">$<text:span text:style-name="T97"> </text:span><text:span text:style-name="T137">nautilus</text:span></text:p>
      <text:p text:style-name="P80"><text:span text:style-name="T15"/></text:p>
      <text:p text:style-name="P81"><text:span text:style-name="T133">$</text:span><text:span text:style-name="T134"> </text:span><text:span text:style-name="T138">wc -l</text:span></text:p>
      <text:p text:style-name="P81"><text:span text:style-name="T139"/></text:p>
      <text:p text:style-name="P82"><text:span text:style-name="T119">$</text:span><text:span text:style-name="T120"> </text:span><text:span text:style-name="T136">n</text:span></text:p>
      <text:p text:style-name="P82"><text:span text:style-name="T116">$</text:span> n</text:p>
      <text:p text:style-name="P82"/>
      <text:p text:style-name="P83"/>
      <text:p text:style-name="P83"/>
      <text:p text:style-name="P84"><text:span text:style-name="Source_20_Text"><text:span text:style-name="T102">/tmp</text:span></text:span><text:span text:style-name="T102"> is a </text:span><text:span text:style-name="Strong_20_Emphasis"><text:span text:style-name="T102">temporary directory</text:span></text:span><text:span text:style-name="T102"> in Linux.</text:span></text:p>
      <text:list text:style-name="L5">
        <text:list-item>
          <text:p text:style-name="P85"><text:span text:style-name="T102">It stores files that are deleted </text:span><text:span text:style-name="Strong_20_Emphasis"><text:span text:style-name="T102">automatically after reboot</text:span></text:span><text:span text:style-name="T102"> or sometimes after a few days.</text:span></text:p>
        </text:list-item>
      </text:list>
      <text:p text:style-name="P83"/>
      <text:p text:style-name="P83"/>
      <text:p text:style-name="P86"><text:span text:style-name="Source_20_Text"><text:span text:style-name="T102">/tmp</text:span></text:span><text:span text:style-name="T102"> means: the folder named </text:span><text:span text:style-name="Strong_20_Emphasis"><text:span text:style-name="T102">tmp</text:span></text:span><text:span text:style-name="T102"> inside root (</text:span><text:span text:style-name="Source_20_Text"><text:span text:style-name="T102">/</text:span></text:span><text:span text:style-name="T102">)</text:span></text:p>
      <text:list text:style-name="L6">
        <text:list-item>
          <text:p text:style-name="P87"><text:span text:style-name="Source_20_Text"><text:span text:style-name="T102">tmp/</text:span></text:span><text:span text:style-name="T102"> means: a folder named </text:span><text:span text:style-name="Strong_20_Emphasis"><text:span text:style-name="T102">tmp</text:span></text:span><text:span text:style-name="T102"> inside your </text:span><text:span text:style-name="Strong_20_Emphasis"><text:span text:style-name="T102">current directory</text:span></text:span><text:span text:style-name="T102"><text:line-break/></text:span></text:p>
        </text:list-item>
      </text:list>
      <text:p text:style-name="P88"/>
      <text:p text:style-name="P84"><text:span text:style-name="Source_20_Text"><text:span text:style-name="T102">/opt</text:span></text:span><text:span text:style-name="T102"> = </text:span><text:span text:style-name="Strong_20_Emphasis"><text:span text:style-name="T102">optional application software</text:span></text:span><text:span text:style-name="T102"><text:line-break/>It is part of official Linux Filesystem Hierarchy Standard (FHS).</text:span></text:p>
      <text:h text:style-name="P89" text:outline-level="3">✔ Meaning:</text:h>
      <text:p text:style-name="P90"><text:span text:style-name="Source_20_Text"><text:span text:style-name="T102">opt</text:span></text:span><text:span text:style-name="T102"> = </text:span><text:span text:style-name="Strong_20_Emphasis"><text:span text:style-name="T102">optional</text:span></text:span><text:span text:style-name="T102"><text:line-break/>This folder is used for applications that </text:span><text:span text:style-name="Strong_20_Emphasis"><text:span text:style-name="T102">are not part of the OS</text:span></text:span><text:span text:style-name="T102"> — custom software, third-party tools, your own scripts, etc.</text:span></text:p>
      <text:h text:style-name="P91" text:outline-level="3"><text:span text:style-name="T102">✔ Why use </text:span><text:span text:style-name="Source_20_Text"><text:span text:style-name="T102">/opt</text:span></text:span><text:span text:style-name="T102">?</text:span></text:h>
      <text:p text:style-name="P31">Because it is:</text:p>
      <text:list text:style-name="L7">
        <text:list-item>
          <text:p text:style-name="P92"><text:span text:style-name="Strong_20_Emphasis"><text:span text:style-name="T102">Persistent</text:span></text:span><text:span text:style-name="T102"> (does NOT delete on reboot)</text:span></text:p>
        </text:list-item>
        <text:list-item>
          <text:p text:style-name="P92"><text:span text:style-name="Strong_20_Emphasis"><text:span text:style-name="T102">Clean</text:span></text:span><text:span text:style-name="T102"> (keeps your custom apps separate from system files)</text:span></text:p>
        </text:list-item>
        <text:list-item>
          <text:p text:style-name="P92"><text:span text:style-name="Strong_20_Emphasis"><text:span text:style-name="T102">Standard</text:span></text:span><text:span text:style-name="T102"> across Ubuntu/Kali/other Linux distros</text:span></text:p>
        </text:list-item>
        <text:list-item>
          <text:p text:style-name="P92"><text:span text:style-name="T102">Good for </text:span><text:span text:style-name="Strong_20_Emphasis"><text:span text:style-name="T102">manual installations</text:span></text:span><text:span text:style-name="T102"> (vs </text:span><text:span text:style-name="Source_20_Text"><text:span text:style-name="T102">/usr/bin</text:span></text:span><text:span text:style-name="T102"> which is for package-managed software)</text:span></text:p>
        </text:list-item>
      </text:list>
      <text:h text:style-name="P89" text:outline-level="3">✔ Example:</text:h>
      <text:list text:style-name="L8">
        <text:list-item>
          <text:p text:style-name="P93"><text:span text:style-name="T102">Google Chrome installs in </text:span><text:span text:style-name="Source_20_Text"><text:span text:style-name="T102">/opt/google/</text:span></text:span></text:p>
        </text:list-item>
        <text:list-item>
          <text:p text:style-name="P93"><text:span text:style-name="T102">Android Studio installs in </text:span><text:span text:style-name="Source_20_Text"><text:span text:style-name="T102">/opt/android-studio/</text:span></text:span></text:p>
        </text:list-item>
        <text:list-item>
          <text:p text:style-name="P93"><text:span text:style-name="T102">You can keep your custom tools in </text:span><text:span text:style-name="Source_20_Text"><text:span text:style-name="T102">/opt/mytools/</text:span></text:span></text:p>
        </text:list-item>
      </text:list>
      <text:p text:style-name="P83"/>
      <text:p text:style-name="P83"/>
      <text:p text:style-name="P83"><text:soft-page-break/></text:p>
      <text:p text:style-name="P94"/>
      <text:p text:style-name="P94"/>
      <text:p text:style-name="P95"><text:span text:style-name="T140">___________________________</text:span><text:span text:style-name="T141">_________________ Development Purpose ___________</text:span><text:span text:style-name="T140">__________________________________</text:span></text:p>
      <text:p text:style-name="P96"><text:span text:style-name="T38">$</text:span><text:span text:style-name="T16"> </text:span><text:span text:style-name="T142">nvm ls</text:span><text:span text:style-name="T143">   </text:span><text:span text:style-name="T16"> </text:span><text:span text:style-name="T16">         </text:span></text:p>
      <text:p text:style-name="P95"><text:span text:style-name="T40">$ </text:span><text:span text:style-name="T144">nvm use 20.17.0 <text:s text:c="17"/></text:span><text:span text:style-name="T145">#</text:span><text:span text:style-name="T146"> </text:span><text:span text:style-name="T145">Find out which versions of Node.js you may have installed and which one of those you're currently using</text:span></text:p>
      <text:p text:style-name="P81"><text:span text:style-name="T147">___________________________</text:span><text:span text:style-name="T148">____________________ </text:span><text:span text:style-name="T147">R</text:span><text:span text:style-name="T148">are</text:span><text:span text:style-name="T147">ly Used </text:span><text:span text:style-name="T148">___________</text:span><text:span text:style-name="T147">_______________________________________</text:span></text:p>
      <text:p text:style-name="P81"><text:span text:style-name="T149">$ </text:span><text:span text:style-name="T150">nslookup google.com </text:span><text:span text:style-name="T149">                                               </text:span><text:span text:style-name="T151">          <text:s text:c="64"/> </text:span><text:span text:style-name="T152"># Find the IP Address of a Website</text:span></text:p>
      <text:p text:style-name="P97">_________________________<text:span text:style-name="T153">_________________________</text:span> <text:span text:style-name="T153">Swap <text:s/>_____________________</text:span>________________________________</text:p>
      <text:p text:style-name="P81"><text:span text:style-name="T154">$ </text:span><text:span text:style-name="T144">sudo swapoff -a</text:span><text:span text:style-name="T154"> </text:span><text:span text:style-name="T149">                                                                                           <text:tab/><text:tab/><text:tab/><text:tab/><text:tab/><text:tab/><text:tab/> <text:s text:c="6"/></text:span><text:span text:style-name="T152"># swap memory off</text:span></text:p>
      <text:p text:style-name="P98">_______________________________<text:span text:style-name="T155">______</text:span> 🔑 Unlocking Your WD Passport Drive <text:s/>_________________________________<text:span text:style-name="T10">____</text:span></text:p>
      <text:p text:style-name="P99"><text:span text:style-name="T156">$</text:span><text:span text:style-name="T157"> </text:span>sudo apt update <text:s/><text:tab/><text:tab/><text:tab/></text:p>
      <text:p text:style-name="P99"><text:span text:style-name="T156">$</text:span><text:span text:style-name="T158"> </text:span>sudo apt install -y python3-pip git</text:p>
      <text:p text:style-name="P99"><text:span text:style-name="T156">$</text:span><text:span text:style-name="T158"> </text:span>sudo pip3 install pyudev git+https://github.com/crypto-universe/py_sg –break-system-packages</text:p>
      <text:p text:style-name="P100"><text:span text:style-name="T38">$</text:span><text:span text:style-name="T159"> </text:span><text:span text:style-name="T160">lsblk</text:span> <text:s text:c="2"/><text:tab/><text:tab/><text:tab/><text:tab/><text:tab/><text:tab/><text:tab/><text:tab/><text:tab/><text:tab/><text:tab/> <text:s text:c="11"/><text:span text:style-name="T38"># </text:span>List connected drives to find your device (e.g., /dev/sdx)</text:p>
      <text:p text:style-name="P100"><text:span text:style-name="T38">$</text:span><text:span text:style-name="T159"> </text:span><text:span text:style-name="T160">cd /tmp</text:span><text:tab/><text:tab/><text:tab/><text:tab/><text:tab/><text:tab/><text:tab/><text:tab/><text:tab/><text:tab/><text:tab/><text:tab/> <text:s text:c="5"/><text:span text:style-name="T38"># </text:span>Go to temporary folder <text:s/>→ <text:span text:style-name="T157">will vanish when rebooted</text:span></text:p>
      <text:p text:style-name="P100"><text:span text:style-name="T38">$</text:span><text:span text:style-name="T159"> </text:span><text:span text:style-name="T160">wget https://raw.githubusercontent.com/0-duke/wdpassport-utils/master/wdpassport-utils.py -O wdpassport-utils.py</text:span><text:span text:style-name="T161"> <text:tab/></text:span><text:tab/><text:tab/><text:tab/><text:tab/><text:tab/><text:tab/><text:tab/><text:tab/><text:tab/><text:tab/><text:tab/><text:tab/><text:tab/><text:tab/><text:tab/><text:tab/> <text:s text:c="24"/><text:span text:style-name="T38"># </text:span>📥 Download WD Passport unlock script</text:p>
      <text:p text:style-name="P100"><text:span text:style-name="T38">$</text:span><text:span text:style-name="T159"> </text:span><text:span text:style-name="T160">chmod +x wdpassport-utils.py</text:span><text:tab/><text:tab/><text:tab/><text:tab/><text:tab/><text:tab/><text:tab/><text:tab/><text:tab/><text:tab/><text:tab/><text:tab/> <text:s text:c="7"/><text:tab/> <text:s text:c="6"/><text:span text:style-name="T38"># </text:span>Make script executable</text:p>
      <text:p text:style-name="P101"><text:span text:style-name="T162">$</text:span><text:span text:style-name="T163"> </text:span><text:span text:style-name="T164">sudo python3 /tmp/wdpassport-utils.py -u -d /dev/</text:span><text:span text:style-name="T165">sdx*</text:span><text:span text:style-name="T166"><text:tab/> <text:s text:c="11"/></text:span><text:span text:style-name="T162">#</text:span><text:span text:style-name="T15">🔓</text:span><text:span text:style-name="T166">Unlock your WD Passport drive (replace sdx* with actual device)</text:span></text:p>
      <text:h text:style-name="P102" text:outline-level="2">Flags Used</text:h>
      <text:list text:style-name="L9">
        <text:list-item>
          <text:p text:style-name="P103"><text:span text:style-name="Strong_20_Emphasis"><text:span text:style-name="Source_20_Text">-u</text:span></text:span> <text:s text:c="25"/>→ Unlock the drive 🔓</text:p>
        </text:list-item>
        <text:list-item>
          <text:p text:style-name="P103"><text:span text:style-name="Strong_20_Emphasis"><text:span text:style-name="Source_20_Text">-d /dev/sdx*</text:span></text:span> <text:s/>→ Specify the WD Passport device path 💽</text:p>
        </text:list-item>
        <text:list-item>
          <text:p text:style-name="P104"><text:span text:style-name="T167">+x</text:span><text:span text:style-name="T168"> <text:s text:c="25"/>→ </text:span><text:span text:style-name="T169">add execute permission ⚙️</text:span></text:p>
        </text:list-item>
      </text:list>
      <text:p text:style-name="P105"/>
      <text:p text:style-name="P106">_______________________________<text:span text:style-name="T155">_____</text:span>___<text:span text:style-name="T155">_____</text:span> Fan Mode Commands <text:s/>_________________________________<text:span text:style-name="T10">___________</text:span></text:p>
      <text:p text:style-name="P106"/>
      <text:p text:style-name="P107">0 -&gt; Super Silent Mode 🔇</text:p>
      <text:p text:style-name="P107">1 -&gt; Standard Mode ⚙️</text:p>
      <text:p text:style-name="P107">2 -&gt; Dust Cleaning 🧹</text:p>
      <text:p text:style-name="P107">4 -&gt; Efficient Thermal Dissipation Mode 🌡️</text:p>
      <text:p text:style-name="P108"/>
      <text:p text:style-name="P109"><text:span text:style-name="T170">$</text:span><text:span text:style-name="T155"> </text:span>echo 0 | sudo tee /sys/bus/platform/drivers/ideapad_acpi/VPC2004:00/fan_mode</text:p>
      <text:p text:style-name="P110"><text:span text:style-name="T170">$</text:span><text:span text:style-name="T155"> </text:span>echo <text:span text:style-name="T155">1</text:span> | sudo tee /sys/bus/platform/drivers/ideapad_acpi/VPC2004:00/fan_mode</text:p>
      <text:p text:style-name="P110"><text:span text:style-name="T170">$</text:span><text:span text:style-name="T155"> </text:span>echo <text:span text:style-name="T155">2</text:span> | sudo tee /sys/bus/platform/drivers/ideapad_acpi/VPC2004:00/fan_mode</text:p>
      <text:p text:style-name="P110"><text:span text:style-name="T170">$</text:span><text:span text:style-name="T155"> </text:span>echo <text:span text:style-name="T155">4</text:span> | sudo tee /sys/bus/platform/drivers/ideapad_acpi/VPC2004:00/fan_mode</text:p>
      <text:p text:style-name="P110"/>
      <text:p text:style-name="P110"/>
      <text:p text:style-name="P110"/>
      <text:p text:style-name="P111">____________________________________________________________________________________________________________</text:p>
      <text:p text:style-name="P112"># used to broadcast important notifications or announcements to all users currently logged into the system.</text:p>
      <text:p text:style-name="P95"><text:span text:style-name="T149">$ wall "we will be going down for maintenance for one hour sharply at 03:30 pm"</text:span></text:p>
      <text:p text:style-name="P112">#combines the functionality of both the ‘uptime‘ and ‘who‘ commands,</text:p>
      <text:p text:style-name="P113"># w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11.040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70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5-11-19T18:06:42.925929976</dc:date>
    <meta:editing-duration>PT22H27M43S</meta:editing-duration>
    <meta:editing-cycles>43</meta:editing-cycles>
    <meta:generator>LibreOffice/25.2.6.2$Linux_X86_64 LibreOffice_project/40d1a0e1d5bdf1afaeae24d9ece32bbb00fa66a4</meta:generator>
    <meta:document-statistic meta:table-count="2" meta:image-count="0" meta:object-count="0" meta:page-count="2" meta:paragraph-count="189" meta:word-count="1182" meta:character-count="10259" meta:non-whitespace-character-count="7676"/>
  </office:meta>
</office:document-meta>
</file>